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2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05454" table:style-name="ce57">
            <text:p>9,005,454</text:p>
          </table:table-cell>
          <table:table-cell office:value-type="float" office:value="23319776" table:style-name="ce58">
            <text:p>23,319,776</text:p>
          </table:table-cell>
          <table:table-cell office:value-type="float" office:value="11550791" table:style-name="ce58">
            <text:p>11,550,791</text:p>
          </table:table-cell>
          <table:table-cell office:value-type="float" office:value="11768985" table:style-name="ce59">
            <text:p>11,768,985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1094" table:style-name="ce57">
            <text:p>1,621,094</text:p>
          </table:table-cell>
          <table:table-cell office:value-type="float" office:value="3999305" table:style-name="ce62">
            <text:p>3,999,305</text:p>
          </table:table-cell>
          <table:table-cell office:value-type="float" office:value="1953037" table:style-name="ce62">
            <text:p>1,953,037</text:p>
          </table:table-cell>
          <table:table-cell office:value-type="float" office:value="2046268" table:style-name="ce59">
            <text:p>2,046,26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48177" table:style-name="ce57">
            <text:p>1,048,177</text:p>
          </table:table-cell>
          <table:table-cell office:value-type="float" office:value="2504597" table:style-name="ce62">
            <text:p>2,504,597</text:p>
          </table:table-cell>
          <table:table-cell office:value-type="float" office:value="1192907" table:style-name="ce62">
            <text:p>1,192,907</text:p>
          </table:table-cell>
          <table:table-cell office:value-type="float" office:value="1311690" table:style-name="ce59">
            <text:p>1,311,69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62926" table:style-name="ce57">
            <text:p>862,926</text:p>
          </table:table-cell>
          <table:table-cell office:value-type="float" office:value="2269997" table:style-name="ce62">
            <text:p>2,269,997</text:p>
          </table:table-cell>
          <table:table-cell office:value-type="float" office:value="1123723" table:style-name="ce62">
            <text:p>1,123,723</text:p>
          </table:table-cell>
          <table:table-cell office:value-type="float" office:value="1146274" table:style-name="ce59">
            <text:p>1,146,27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18759" table:style-name="ce57">
            <text:p>1,018,759</text:p>
          </table:table-cell>
          <table:table-cell office:value-type="float" office:value="2810285" table:style-name="ce62">
            <text:p>2,810,285</text:p>
          </table:table-cell>
          <table:table-cell office:value-type="float" office:value="1379243" table:style-name="ce62">
            <text:p>1,379,243</text:p>
          </table:table-cell>
          <table:table-cell office:value-type="float" office:value="1431042" table:style-name="ce59">
            <text:p>1,431,04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0211" table:style-name="ce57">
            <text:p>710,211</text:p>
          </table:table-cell>
          <table:table-cell office:value-type="float" office:value="1858650" table:style-name="ce62">
            <text:p>1,858,650</text:p>
          </table:table-cell>
          <table:table-cell office:value-type="float" office:value="925444" table:style-name="ce62">
            <text:p>925,444</text:p>
          </table:table-cell>
          <table:table-cell office:value-type="float" office:value="933206" table:style-name="ce59">
            <text:p>933,206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8643" table:style-name="ce57">
            <text:p>1,128,643</text:p>
          </table:table-cell>
          <table:table-cell office:value-type="float" office:value="2738002" table:style-name="ce61">
            <text:p>2,738,002</text:p>
          </table:table-cell>
          <table:table-cell office:value-type="float" office:value="1349372" table:style-name="ce62">
            <text:p>1,349,372</text:p>
          </table:table-cell>
          <table:table-cell office:value-type="float" office:value="1388630" table:style-name="ce59">
            <text:p>1,388,630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69467" table:style-name="ce57">
            <text:p>2,569,467</text:p>
          </table:table-cell>
          <table:table-cell office:value-type="float" office:value="6984097" table:style-name="ce61">
            <text:p>6,984,097</text:p>
          </table:table-cell>
          <table:table-cell office:value-type="float" office:value="3548869" table:style-name="ce62">
            <text:p>3,548,869</text:p>
          </table:table-cell>
          <table:table-cell office:value-type="float" office:value="3435228" table:style-name="ce59">
            <text:p>3,435,228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4255" table:style-name="ce36">
            <text:p>174,255</text:p>
          </table:table-cell>
          <table:table-cell office:value-type="float" office:value="450080" table:style-name="ce37">
            <text:p>450,080</text:p>
          </table:table-cell>
          <table:table-cell office:value-type="float" office:value="226639" table:style-name="ce37">
            <text:p>226,639</text:p>
          </table:table-cell>
          <table:table-cell office:value-type="float" office:value="223441" table:style-name="ce37">
            <text:p>223,44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1164" table:style-name="ce36">
            <text:p>211,164</text:p>
          </table:table-cell>
          <table:table-cell office:value-type="float" office:value="575923" table:style-name="ce37">
            <text:p>575,923</text:p>
          </table:table-cell>
          <table:table-cell office:value-type="float" office:value="293958" table:style-name="ce37">
            <text:p>293,958</text:p>
          </table:table-cell>
          <table:table-cell office:value-type="float" office:value="281965" table:style-name="ce37">
            <text:p>281,96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5442" table:style-name="ce36">
            <text:p>195,442</text:p>
          </table:table-cell>
          <table:table-cell office:value-type="float" office:value="537428" table:style-name="ce37">
            <text:p>537,428</text:p>
          </table:table-cell>
          <table:table-cell office:value-type="float" office:value="277018" table:style-name="ce37">
            <text:p>277,018</text:p>
          </table:table-cell>
          <table:table-cell office:value-type="float" office:value="260410" table:style-name="ce37">
            <text:p>260,41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9395" table:style-name="ce36">
            <text:p>399,395</text:p>
          </table:table-cell>
          <table:table-cell office:value-type="float" office:value="1252997" table:style-name="ce37">
            <text:p>1,252,997</text:p>
          </table:table-cell>
          <table:table-cell office:value-type="float" office:value="636373" table:style-name="ce37">
            <text:p>636,373</text:p>
          </table:table-cell>
          <table:table-cell office:value-type="float" office:value="616624" table:style-name="ce37">
            <text:p>616,62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751" table:style-name="ce36">
            <text:p>179,751</text:p>
          </table:table-cell>
          <table:table-cell office:value-type="float" office:value="483980" table:style-name="ce37">
            <text:p>483,980</text:p>
          </table:table-cell>
          <table:table-cell office:value-type="float" office:value="247207" table:style-name="ce37">
            <text:p>247,207</text:p>
          </table:table-cell>
          <table:table-cell office:value-type="float" office:value="236773" table:style-name="ce37">
            <text:p>236,773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683" table:style-name="ce36">
            <text:p>244,683</text:p>
          </table:table-cell>
          <table:table-cell office:value-type="float" office:value="668722" table:style-name="ce37">
            <text:p>668,722</text:p>
          </table:table-cell>
          <table:table-cell office:value-type="float" office:value="345573" table:style-name="ce37">
            <text:p>345,573</text:p>
          </table:table-cell>
          <table:table-cell office:value-type="float" office:value="323149" table:style-name="ce37">
            <text:p>323,1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062" table:style-name="ce36">
            <text:p>185,062</text:p>
          </table:table-cell>
          <table:table-cell office:value-type="float" office:value="492203" table:style-name="ce37">
            <text:p>492,203</text:p>
          </table:table-cell>
          <table:table-cell office:value-type="float" office:value="255310" table:style-name="ce37">
            <text:p>255,310</text:p>
          </table:table-cell>
          <table:table-cell office:value-type="float" office:value="236893" table:style-name="ce37">
            <text:p>236,8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3434" table:style-name="ce36">
            <text:p>293,434</text:p>
          </table:table-cell>
          <table:table-cell office:value-type="float" office:value="803023" table:style-name="ce37">
            <text:p>803,023</text:p>
          </table:table-cell>
          <table:table-cell office:value-type="float" office:value="408725" table:style-name="ce37">
            <text:p>408,725</text:p>
          </table:table-cell>
          <table:table-cell office:value-type="float" office:value="394298" table:style-name="ce37">
            <text:p>394,2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024" table:style-name="ce36">
            <text:p>84,024</text:p>
          </table:table-cell>
          <table:table-cell office:value-type="float" office:value="213172" table:style-name="ce55">
            <text:p>213,172</text:p>
          </table:table-cell>
          <table:table-cell office:value-type="float" office:value="109329" table:style-name="ce37">
            <text:p>109,329</text:p>
          </table:table-cell>
          <table:table-cell office:value-type="float" office:value="103843" table:style-name="ce37">
            <text:p>103,8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8002" table:style-name="ce36">
            <text:p>128,002</text:p>
          </table:table-cell>
          <table:table-cell office:value-type="float" office:value="320854" table:style-name="ce37">
            <text:p>320,854</text:p>
          </table:table-cell>
          <table:table-cell office:value-type="float" office:value="162118" table:style-name="ce37">
            <text:p>162,118</text:p>
          </table:table-cell>
          <table:table-cell office:value-type="float" office:value="158736" table:style-name="ce37">
            <text:p>158,7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371" table:style-name="ce36">
            <text:p>42,371</text:p>
          </table:table-cell>
          <table:table-cell office:value-type="float" office:value="106225" table:style-name="ce37">
            <text:p>106,225</text:p>
          </table:table-cell>
          <table:table-cell office:value-type="float" office:value="54621" table:style-name="ce37">
            <text:p>54,621</text:p>
          </table:table-cell>
          <table:table-cell office:value-type="float" office:value="51604" table:style-name="ce37">
            <text:p>51,6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954" table:style-name="ce36">
            <text:p>155,954</text:p>
          </table:table-cell>
          <table:table-cell office:value-type="float" office:value="363091" table:style-name="ce37">
            <text:p>363,091</text:p>
          </table:table-cell>
          <table:table-cell office:value-type="float" office:value="181074" table:style-name="ce37">
            <text:p>181,074</text:p>
          </table:table-cell>
          <table:table-cell office:value-type="float" office:value="182017" table:style-name="ce37">
            <text:p>182,0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4124" table:style-name="ce36">
            <text:p>174,124</text:p>
          </table:table-cell>
          <table:table-cell office:value-type="float" office:value="452055" table:style-name="ce37">
            <text:p>452,055</text:p>
          </table:table-cell>
          <table:table-cell office:value-type="float" office:value="223361" table:style-name="ce37">
            <text:p>223,361</text:p>
          </table:table-cell>
          <table:table-cell office:value-type="float" office:value="228694" table:style-name="ce37">
            <text:p>228,6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806" table:style-name="ce36">
            <text:p>101,806</text:p>
          </table:table-cell>
          <table:table-cell office:value-type="float" office:value="264344" table:style-name="ce37">
            <text:p>264,344</text:p>
          </table:table-cell>
          <table:table-cell office:value-type="float" office:value="127563" table:style-name="ce37">
            <text:p>127,563</text:p>
          </table:table-cell>
          <table:table-cell office:value-type="float" office:value="136781" table:style-name="ce37">
            <text:p>136,78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177" table:style-name="ce57">
            <text:p>46,177</text:p>
          </table:table-cell>
          <table:table-cell office:value-type="float" office:value="154843" table:style-name="ce61">
            <text:p>154,843</text:p>
          </table:table-cell>
          <table:table-cell office:value-type="float" office:value="78196" table:style-name="ce61">
            <text:p>78,196</text:p>
          </table:table-cell>
          <table:table-cell office:value-type="float" office:value="76647" table:style-name="ce61">
            <text:p>76,6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619" table:style-name="ce36">
            <text:p>42,619</text:p>
          </table:table-cell>
          <table:table-cell office:value-type="float" office:value="141181" table:style-name="ce37">
            <text:p>141,181</text:p>
          </table:table-cell>
          <table:table-cell office:value-type="float" office:value="70267" table:style-name="ce37">
            <text:p>70,267</text:p>
          </table:table-cell>
          <table:table-cell office:value-type="float" office:value="70914" table:style-name="ce37">
            <text:p>70,91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558" table:style-name="ce38">
            <text:p>3,558</text:p>
          </table:table-cell>
          <table:table-cell office:value-type="float" office:value="13662" table:style-name="ce39">
            <text:p>13,662</text:p>
          </table:table-cell>
          <table:table-cell office:value-type="float" office:value="7929" table:style-name="ce39">
            <text:p>7,929</text:p>
          </table:table-cell>
          <table:table-cell office:value-type="float" office:value="5733" table:style-name="ce39">
            <text:p>5,733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1094" table:style-name="ce82">
            <text:p>1,621,094</text:p>
          </table:table-cell>
          <table:table-cell office:value-type="float" office:value="3999305" table:style-name="ce79">
            <text:p>3,999,305</text:p>
          </table:table-cell>
          <table:table-cell office:value-type="float" office:value="1953037" table:style-name="ce79">
            <text:p>1,953,037</text:p>
          </table:table-cell>
          <table:table-cell office:value-type="float" office:value="2046268" table:style-name="ce83">
            <text:p>2,046,2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9371" table:style-name="ce9">
            <text:p>219,371</text:p>
          </table:table-cell>
          <table:table-cell office:value-type="float" office:value="551455" table:style-name="ce11">
            <text:p>551,455</text:p>
          </table:table-cell>
          <table:table-cell office:value-type="float" office:value="268051" table:style-name="ce11">
            <text:p>268,051</text:p>
          </table:table-cell>
          <table:table-cell office:value-type="float" office:value="283404" table:style-name="ce23">
            <text:p>283,4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5689" table:style-name="ce9">
            <text:p>155,689</text:p>
          </table:table-cell>
          <table:table-cell office:value-type="float" office:value="380748" table:style-name="ce11">
            <text:p>380,748</text:p>
          </table:table-cell>
          <table:table-cell office:value-type="float" office:value="186785" table:style-name="ce11">
            <text:p>186,785</text:p>
          </table:table-cell>
          <table:table-cell office:value-type="float" office:value="193963" table:style-name="ce23">
            <text:p>193,9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603" table:style-name="ce9">
            <text:p>169,603</text:p>
          </table:table-cell>
          <table:table-cell office:value-type="float" office:value="404694" table:style-name="ce11">
            <text:p>404,694</text:p>
          </table:table-cell>
          <table:table-cell office:value-type="float" office:value="195599" table:style-name="ce11">
            <text:p>195,599</text:p>
          </table:table-cell>
          <table:table-cell office:value-type="float" office:value="209095" table:style-name="ce23">
            <text:p>209,09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105" table:style-name="ce9">
            <text:p>91,105</text:p>
          </table:table-cell>
          <table:table-cell office:value-type="float" office:value="213734" table:style-name="ce11">
            <text:p>213,734</text:p>
          </table:table-cell>
          <table:table-cell office:value-type="float" office:value="101290" table:style-name="ce11">
            <text:p>101,290</text:p>
          </table:table-cell>
          <table:table-cell office:value-type="float" office:value="112444" table:style-name="ce23">
            <text:p>112,4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2604" table:style-name="ce9">
            <text:p>162,604</text:p>
          </table:table-cell>
          <table:table-cell office:value-type="float" office:value="420598" table:style-name="ce11">
            <text:p>420,598</text:p>
          </table:table-cell>
          <table:table-cell office:value-type="float" office:value="204845" table:style-name="ce11">
            <text:p>204,845</text:p>
          </table:table-cell>
          <table:table-cell office:value-type="float" office:value="215753" table:style-name="ce23">
            <text:p>215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597" table:style-name="ce9">
            <text:p>130,597</text:p>
          </table:table-cell>
          <table:table-cell office:value-type="float" office:value="298671" table:style-name="ce11">
            <text:p>298,671</text:p>
          </table:table-cell>
          <table:table-cell office:value-type="float" office:value="143298" table:style-name="ce11">
            <text:p>143,298</text:p>
          </table:table-cell>
          <table:table-cell office:value-type="float" office:value="155373" table:style-name="ce23">
            <text:p>155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733" table:style-name="ce9">
            <text:p>67,733</text:p>
          </table:table-cell>
          <table:table-cell office:value-type="float" office:value="181422" table:style-name="ce11">
            <text:p>181,422</text:p>
          </table:table-cell>
          <table:table-cell office:value-type="float" office:value="90385" table:style-name="ce11">
            <text:p>90,385</text:p>
          </table:table-cell>
          <table:table-cell office:value-type="float" office:value="91037" table:style-name="ce23">
            <text:p>91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768" table:style-name="ce9">
            <text:p>32,768</text:p>
          </table:table-cell>
          <table:table-cell office:value-type="float" office:value="88091" table:style-name="ce11">
            <text:p>88,091</text:p>
          </table:table-cell>
          <table:table-cell office:value-type="float" office:value="44112" table:style-name="ce11">
            <text:p>44,112</text:p>
          </table:table-cell>
          <table:table-cell office:value-type="float" office:value="43979" table:style-name="ce23">
            <text:p>43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825" table:style-name="ce9">
            <text:p>44,825</text:p>
          </table:table-cell>
          <table:table-cell office:value-type="float" office:value="115862" table:style-name="ce11">
            <text:p>115,862</text:p>
          </table:table-cell>
          <table:table-cell office:value-type="float" office:value="57875" table:style-name="ce11">
            <text:p>57,875</text:p>
          </table:table-cell>
          <table:table-cell office:value-type="float" office:value="57987" table:style-name="ce23">
            <text:p>57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5243" table:style-name="ce9">
            <text:p>85,243</text:p>
          </table:table-cell>
          <table:table-cell office:value-type="float" office:value="185077" table:style-name="ce11">
            <text:p>185,077</text:p>
          </table:table-cell>
          <table:table-cell office:value-type="float" office:value="88572" table:style-name="ce11">
            <text:p>88,572</text:p>
          </table:table-cell>
          <table:table-cell office:value-type="float" office:value="96505" table:style-name="ce23">
            <text:p>96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369" table:style-name="ce9">
            <text:p>92,369</text:p>
          </table:table-cell>
          <table:table-cell office:value-type="float" office:value="205819" table:style-name="ce11">
            <text:p>205,819</text:p>
          </table:table-cell>
          <table:table-cell office:value-type="float" office:value="100231" table:style-name="ce11">
            <text:p>100,231</text:p>
          </table:table-cell>
          <table:table-cell office:value-type="float" office:value="105588" table:style-name="ce23">
            <text:p>105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66" table:style-name="ce9">
            <text:p>16,066</text:p>
          </table:table-cell>
          <table:table-cell office:value-type="float" office:value="38313" table:style-name="ce11">
            <text:p>38,313</text:p>
          </table:table-cell>
          <table:table-cell office:value-type="float" office:value="19314" table:style-name="ce11">
            <text:p>19,314</text:p>
          </table:table-cell>
          <table:table-cell office:value-type="float" office:value="18999" table:style-name="ce23">
            <text:p>18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0799" table:style-name="ce9">
            <text:p>90,799</text:p>
          </table:table-cell>
          <table:table-cell office:value-type="float" office:value="237299" table:style-name="ce11">
            <text:p>237,299</text:p>
          </table:table-cell>
          <table:table-cell office:value-type="float" office:value="116629" table:style-name="ce11">
            <text:p>116,629</text:p>
          </table:table-cell>
          <table:table-cell office:value-type="float" office:value="120670" table:style-name="ce23">
            <text:p>120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097" table:style-name="ce9">
            <text:p>74,097</text:p>
          </table:table-cell>
          <table:table-cell office:value-type="float" office:value="201274" table:style-name="ce11">
            <text:p>201,274</text:p>
          </table:table-cell>
          <table:table-cell office:value-type="float" office:value="98531" table:style-name="ce11">
            <text:p>98,531</text:p>
          </table:table-cell>
          <table:table-cell office:value-type="float" office:value="102743" table:style-name="ce23">
            <text:p>102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5775" table:style-name="ce9">
            <text:p>35,775</text:p>
          </table:table-cell>
          <table:table-cell office:value-type="float" office:value="90446" table:style-name="ce11">
            <text:p>90,446</text:p>
          </table:table-cell>
          <table:table-cell office:value-type="float" office:value="45362" table:style-name="ce11">
            <text:p>45,362</text:p>
          </table:table-cell>
          <table:table-cell office:value-type="float" office:value="45084" table:style-name="ce23">
            <text:p>45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94" table:style-name="ce9">
            <text:p>28,994</text:p>
          </table:table-cell>
          <table:table-cell office:value-type="float" office:value="77311" table:style-name="ce11">
            <text:p>77,311</text:p>
          </table:table-cell>
          <table:table-cell office:value-type="float" office:value="38121" table:style-name="ce11">
            <text:p>38,121</text:p>
          </table:table-cell>
          <table:table-cell office:value-type="float" office:value="39190" table:style-name="ce23">
            <text:p>39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0840" table:style-name="ce9">
            <text:p>50,840</text:p>
          </table:table-cell>
          <table:table-cell office:value-type="float" office:value="124838" table:style-name="ce11">
            <text:p>124,838</text:p>
          </table:table-cell>
          <table:table-cell office:value-type="float" office:value="60658" table:style-name="ce11">
            <text:p>60,658</text:p>
          </table:table-cell>
          <table:table-cell office:value-type="float" office:value="64180" table:style-name="ce23">
            <text:p>64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41" table:style-name="ce9">
            <text:p>9,841</text:p>
          </table:table-cell>
          <table:table-cell office:value-type="float" office:value="23552" table:style-name="ce11">
            <text:p>23,552</text:p>
          </table:table-cell>
          <table:table-cell office:value-type="float" office:value="11765" table:style-name="ce11">
            <text:p>11,765</text:p>
          </table:table-cell>
          <table:table-cell office:value-type="float" office:value="11787" table:style-name="ce23">
            <text:p>11,7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9" table:style-name="ce9">
            <text:p>3,379</text:p>
          </table:table-cell>
          <table:table-cell office:value-type="float" office:value="7461" table:style-name="ce11">
            <text:p>7,461</text:p>
          </table:table-cell>
          <table:table-cell office:value-type="float" office:value="4077" table:style-name="ce11">
            <text:p>4,077</text:p>
          </table:table-cell>
          <table:table-cell office:value-type="float" office:value="3384" table:style-name="ce23">
            <text:p>3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2" table:style-name="ce9">
            <text:p>2,562</text:p>
          </table:table-cell>
          <table:table-cell office:value-type="float" office:value="6604" table:style-name="ce11">
            <text:p>6,604</text:p>
          </table:table-cell>
          <table:table-cell office:value-type="float" office:value="3588" table:style-name="ce11">
            <text:p>3,588</text:p>
          </table:table-cell>
          <table:table-cell office:value-type="float" office:value="3016" table:style-name="ce23">
            <text:p>3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05" table:style-name="ce9">
            <text:p>9,605</text:p>
          </table:table-cell>
          <table:table-cell office:value-type="float" office:value="22254" table:style-name="ce11">
            <text:p>22,254</text:p>
          </table:table-cell>
          <table:table-cell office:value-type="float" office:value="11416" table:style-name="ce11">
            <text:p>11,416</text:p>
          </table:table-cell>
          <table:table-cell office:value-type="float" office:value="10838" table:style-name="ce23">
            <text:p>10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10" table:style-name="ce9">
            <text:p>4,210</text:p>
          </table:table-cell>
          <table:table-cell office:value-type="float" office:value="11149" table:style-name="ce11">
            <text:p>11,149</text:p>
          </table:table-cell>
          <table:table-cell office:value-type="float" office:value="5810" table:style-name="ce11">
            <text:p>5,810</text:p>
          </table:table-cell>
          <table:table-cell office:value-type="float" office:value="5339" table:style-name="ce23">
            <text:p>5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177" table:style-name="ce9">
            <text:p>16,177</text:p>
          </table:table-cell>
          <table:table-cell office:value-type="float" office:value="40143" table:style-name="ce11">
            <text:p>40,143</text:p>
          </table:table-cell>
          <table:table-cell office:value-type="float" office:value="20005" table:style-name="ce11">
            <text:p>20,005</text:p>
          </table:table-cell>
          <table:table-cell office:value-type="float" office:value="20138" table:style-name="ce23">
            <text:p>20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3" table:style-name="ce9">
            <text:p>2,203</text:p>
          </table:table-cell>
          <table:table-cell office:value-type="float" office:value="4313" table:style-name="ce11">
            <text:p>4,313</text:p>
          </table:table-cell>
          <table:table-cell office:value-type="float" office:value="2413" table:style-name="ce11">
            <text:p>2,413</text:p>
          </table:table-cell>
          <table:table-cell office:value-type="float" office:value="1900" table:style-name="ce23">
            <text:p>1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57" table:style-name="ce9">
            <text:p>3,657</text:p>
          </table:table-cell>
          <table:table-cell office:value-type="float" office:value="8201" table:style-name="ce11">
            <text:p>8,201</text:p>
          </table:table-cell>
          <table:table-cell office:value-type="float" office:value="4451" table:style-name="ce11">
            <text:p>4,451</text:p>
          </table:table-cell>
          <table:table-cell office:value-type="float" office:value="3750" table:style-name="ce23">
            <text:p>3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06" table:style-name="ce9">
            <text:p>4,306</text:p>
          </table:table-cell>
          <table:table-cell office:value-type="float" office:value="11496" table:style-name="ce11">
            <text:p>11,496</text:p>
          </table:table-cell>
          <table:table-cell office:value-type="float" office:value="5868" table:style-name="ce11">
            <text:p>5,868</text:p>
          </table:table-cell>
          <table:table-cell office:value-type="float" office:value="5628" table:style-name="ce23">
            <text:p>5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52" table:style-name="ce9">
            <text:p>7,252</text:p>
          </table:table-cell>
          <table:table-cell office:value-type="float" office:value="20797" table:style-name="ce11">
            <text:p>20,797</text:p>
          </table:table-cell>
          <table:table-cell office:value-type="float" office:value="10226" table:style-name="ce11">
            <text:p>10,226</text:p>
          </table:table-cell>
          <table:table-cell office:value-type="float" office:value="10571" table:style-name="ce23">
            <text:p>10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4" table:style-name="ce9">
            <text:p>7,514</text:p>
          </table:table-cell>
          <table:table-cell office:value-type="float" office:value="21343" table:style-name="ce11">
            <text:p>21,343</text:p>
          </table:table-cell>
          <table:table-cell office:value-type="float" office:value="10655" table:style-name="ce11">
            <text:p>10,655</text:p>
          </table:table-cell>
          <table:table-cell office:value-type="float" office:value="10688" table:style-name="ce23">
            <text:p>10,68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0" table:style-name="ce16">
            <text:p>1,910</text:p>
          </table:table-cell>
          <table:table-cell office:value-type="float" office:value="6340" table:style-name="ce18">
            <text:p>6,340</text:p>
          </table:table-cell>
          <table:table-cell office:value-type="float" office:value="3105" table:style-name="ce18">
            <text:p>3,105</text:p>
          </table:table-cell>
          <table:table-cell office:value-type="float" office:value="3235" table:style-name="ce19">
            <text:p>3,23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48177" table:style-name="ce71">
            <text:p>1,048,177</text:p>
          </table:table-cell>
          <table:table-cell office:value-type="float" office:value="2504597" table:style-name="ce79">
            <text:p>2,504,597</text:p>
          </table:table-cell>
          <table:table-cell office:value-type="float" office:value="1192907" table:style-name="ce79">
            <text:p>1,192,907</text:p>
          </table:table-cell>
          <table:table-cell office:value-type="float" office:value="1311690" table:style-name="ce73">
            <text:p>1,311,6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9567" table:style-name="ce52">
            <text:p>79,567</text:p>
          </table:table-cell>
          <table:table-cell office:value-type="float" office:value="191481" table:style-name="ce11">
            <text:p>191,481</text:p>
          </table:table-cell>
          <table:table-cell office:value-type="float" office:value="89637" table:style-name="ce11">
            <text:p>89,637</text:p>
          </table:table-cell>
          <table:table-cell office:value-type="float" office:value="101844" table:style-name="ce10">
            <text:p>101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7338" table:style-name="ce52">
            <text:p>87,338</text:p>
          </table:table-cell>
          <table:table-cell office:value-type="float" office:value="205343" table:style-name="ce11">
            <text:p>205,343</text:p>
          </table:table-cell>
          <table:table-cell office:value-type="float" office:value="97566" table:style-name="ce11">
            <text:p>97,566</text:p>
          </table:table-cell>
          <table:table-cell office:value-type="float" office:value="107777" table:style-name="ce10">
            <text:p>107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8920" table:style-name="ce52">
            <text:p>118,920</text:p>
          </table:table-cell>
          <table:table-cell office:value-type="float" office:value="289649" table:style-name="ce11">
            <text:p>289,649</text:p>
          </table:table-cell>
          <table:table-cell office:value-type="float" office:value="135113" table:style-name="ce11">
            <text:p>135,113</text:p>
          </table:table-cell>
          <table:table-cell office:value-type="float" office:value="154536" table:style-name="ce10">
            <text:p>154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8869" table:style-name="ce52">
            <text:p>98,869</text:p>
          </table:table-cell>
          <table:table-cell office:value-type="float" office:value="213203" table:style-name="ce11">
            <text:p>213,203</text:p>
          </table:table-cell>
          <table:table-cell office:value-type="float" office:value="98864" table:style-name="ce11">
            <text:p>98,864</text:p>
          </table:table-cell>
          <table:table-cell office:value-type="float" office:value="114339" table:style-name="ce10">
            <text:p>114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755" table:style-name="ce52">
            <text:p>64,755</text:p>
          </table:table-cell>
          <table:table-cell office:value-type="float" office:value="149338" table:style-name="ce11">
            <text:p>149,338</text:p>
          </table:table-cell>
          <table:table-cell office:value-type="float" office:value="71048" table:style-name="ce11">
            <text:p>71,048</text:p>
          </table:table-cell>
          <table:table-cell office:value-type="float" office:value="78290" table:style-name="ce10">
            <text:p>78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43" table:style-name="ce52">
            <text:p>51,943</text:p>
          </table:table-cell>
          <table:table-cell office:value-type="float" office:value="119885" table:style-name="ce11">
            <text:p>119,885</text:p>
          </table:table-cell>
          <table:table-cell office:value-type="float" office:value="58019" table:style-name="ce11">
            <text:p>58,019</text:p>
          </table:table-cell>
          <table:table-cell office:value-type="float" office:value="61866" table:style-name="ce10">
            <text:p>61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324" table:style-name="ce52">
            <text:p>78,324</text:p>
          </table:table-cell>
          <table:table-cell office:value-type="float" office:value="175373" table:style-name="ce11">
            <text:p>175,373</text:p>
          </table:table-cell>
          <table:table-cell office:value-type="float" office:value="85706" table:style-name="ce11">
            <text:p>85,706</text:p>
          </table:table-cell>
          <table:table-cell office:value-type="float" office:value="89667" table:style-name="ce10">
            <text:p>89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6892" table:style-name="ce52">
            <text:p>106,892</text:p>
          </table:table-cell>
          <table:table-cell office:value-type="float" office:value="259768" table:style-name="ce11">
            <text:p>259,768</text:p>
          </table:table-cell>
          <table:table-cell office:value-type="float" office:value="124136" table:style-name="ce11">
            <text:p>124,136</text:p>
          </table:table-cell>
          <table:table-cell office:value-type="float" office:value="135632" table:style-name="ce10">
            <text:p>135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57" table:style-name="ce52">
            <text:p>47,657</text:p>
          </table:table-cell>
          <table:table-cell office:value-type="float" office:value="115009" table:style-name="ce11">
            <text:p>115,009</text:p>
          </table:table-cell>
          <table:table-cell office:value-type="float" office:value="56052" table:style-name="ce11">
            <text:p>56,052</text:p>
          </table:table-cell>
          <table:table-cell office:value-type="float" office:value="58957" table:style-name="ce10">
            <text:p>58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537" table:style-name="ce52">
            <text:p>109,537</text:p>
          </table:table-cell>
          <table:table-cell office:value-type="float" office:value="274842" table:style-name="ce11">
            <text:p>274,842</text:p>
          </table:table-cell>
          <table:table-cell office:value-type="float" office:value="130918" table:style-name="ce11">
            <text:p>130,918</text:p>
          </table:table-cell>
          <table:table-cell office:value-type="float" office:value="143924" table:style-name="ce10">
            <text:p>143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814" table:style-name="ce52">
            <text:p>106,814</text:p>
          </table:table-cell>
          <table:table-cell office:value-type="float" office:value="267597" table:style-name="ce11">
            <text:p>267,597</text:p>
          </table:table-cell>
          <table:table-cell office:value-type="float" office:value="129102" table:style-name="ce11">
            <text:p>129,102</text:p>
          </table:table-cell>
          <table:table-cell office:value-type="float" office:value="138495" table:style-name="ce10">
            <text:p>138,49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561" table:style-name="ce53">
            <text:p>97,561</text:p>
          </table:table-cell>
          <table:table-cell office:value-type="float" office:value="243109" table:style-name="ce18">
            <text:p>243,109</text:p>
          </table:table-cell>
          <table:table-cell office:value-type="float" office:value="116746" table:style-name="ce18">
            <text:p>116,746</text:p>
          </table:table-cell>
          <table:table-cell office:value-type="float" office:value="126363" table:style-name="ce17">
            <text:p>126,36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62926" table:style-name="ce71">
            <text:p>862,926</text:p>
          </table:table-cell>
          <table:table-cell office:value-type="float" office:value="2269997" table:style-name="ce79">
            <text:p>2,269,997</text:p>
          </table:table-cell>
          <table:table-cell office:value-type="float" office:value="1123723" table:style-name="ce79">
            <text:p>1,123,723</text:p>
          </table:table-cell>
          <table:table-cell office:value-type="float" office:value="1146274" table:style-name="ce83">
            <text:p>1,146,2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2007" table:style-name="ce52">
            <text:p>182,007</text:p>
          </table:table-cell>
          <table:table-cell office:value-type="float" office:value="458794" table:style-name="ce11">
            <text:p>458,794</text:p>
          </table:table-cell>
          <table:table-cell office:value-type="float" office:value="221346" table:style-name="ce11">
            <text:p>221,346</text:p>
          </table:table-cell>
          <table:table-cell office:value-type="float" office:value="237448" table:style-name="ce23">
            <text:p>237,44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4288" table:style-name="ce52">
            <text:p>164,288</text:p>
          </table:table-cell>
          <table:table-cell office:value-type="float" office:value="421918" table:style-name="ce11">
            <text:p>421,918</text:p>
          </table:table-cell>
          <table:table-cell office:value-type="float" office:value="206622" table:style-name="ce11">
            <text:p>206,622</text:p>
          </table:table-cell>
          <table:table-cell office:value-type="float" office:value="215296" table:style-name="ce23">
            <text:p>215,29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462" table:style-name="ce52">
            <text:p>34,462</text:p>
          </table:table-cell>
          <table:table-cell office:value-type="float" office:value="94708" table:style-name="ce11">
            <text:p>94,708</text:p>
          </table:table-cell>
          <table:table-cell office:value-type="float" office:value="48145" table:style-name="ce11">
            <text:p>48,145</text:p>
          </table:table-cell>
          <table:table-cell office:value-type="float" office:value="46563" table:style-name="ce23">
            <text:p>46,56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4574" table:style-name="ce52">
            <text:p>64,574</text:p>
          </table:table-cell>
          <table:table-cell office:value-type="float" office:value="176953" table:style-name="ce11">
            <text:p>176,953</text:p>
          </table:table-cell>
          <table:table-cell office:value-type="float" office:value="88661" table:style-name="ce11">
            <text:p>88,661</text:p>
          </table:table-cell>
          <table:table-cell office:value-type="float" office:value="88292" table:style-name="ce23">
            <text:p>88,29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735" table:style-name="ce52">
            <text:p>61,735</text:p>
          </table:table-cell>
          <table:table-cell office:value-type="float" office:value="166194" table:style-name="ce11">
            <text:p>166,194</text:p>
          </table:table-cell>
          <table:table-cell office:value-type="float" office:value="82216" table:style-name="ce11">
            <text:p>82,216</text:p>
          </table:table-cell>
          <table:table-cell office:value-type="float" office:value="83978" table:style-name="ce23">
            <text:p>83,97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603" table:style-name="ce52">
            <text:p>34,603</text:p>
          </table:table-cell>
          <table:table-cell office:value-type="float" office:value="90416" table:style-name="ce11">
            <text:p>90,416</text:p>
          </table:table-cell>
          <table:table-cell office:value-type="float" office:value="45923" table:style-name="ce11">
            <text:p>45,923</text:p>
          </table:table-cell>
          <table:table-cell office:value-type="float" office:value="44493" table:style-name="ce23">
            <text:p>44,4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8594" table:style-name="ce52">
            <text:p>68,594</text:p>
          </table:table-cell>
          <table:table-cell office:value-type="float" office:value="167105" table:style-name="ce11">
            <text:p>167,105</text:p>
          </table:table-cell>
          <table:table-cell office:value-type="float" office:value="82885" table:style-name="ce11">
            <text:p>82,885</text:p>
          </table:table-cell>
          <table:table-cell office:value-type="float" office:value="84220" table:style-name="ce23">
            <text:p>84,22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7988" table:style-name="ce52">
            <text:p>77,988</text:p>
          </table:table-cell>
          <table:table-cell office:value-type="float" office:value="209536" table:style-name="ce11">
            <text:p>209,536</text:p>
          </table:table-cell>
          <table:table-cell office:value-type="float" office:value="104025" table:style-name="ce11">
            <text:p>104,025</text:p>
          </table:table-cell>
          <table:table-cell office:value-type="float" office:value="105511" table:style-name="ce23">
            <text:p>105,5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902" table:style-name="ce52">
            <text:p>44,902</text:p>
          </table:table-cell>
          <table:table-cell office:value-type="float" office:value="124291" table:style-name="ce11">
            <text:p>124,291</text:p>
          </table:table-cell>
          <table:table-cell office:value-type="float" office:value="61927" table:style-name="ce11">
            <text:p>61,927</text:p>
          </table:table-cell>
          <table:table-cell office:value-type="float" office:value="62364" table:style-name="ce23">
            <text:p>62,3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359" table:style-name="ce52">
            <text:p>82,359</text:p>
          </table:table-cell>
          <table:table-cell office:value-type="float" office:value="227807" table:style-name="ce11">
            <text:p>227,807</text:p>
          </table:table-cell>
          <table:table-cell office:value-type="float" office:value="112671" table:style-name="ce11">
            <text:p>112,671</text:p>
          </table:table-cell>
          <table:table-cell office:value-type="float" office:value="115136" table:style-name="ce23">
            <text:p>115,13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567" table:style-name="ce52">
            <text:p>17,567</text:p>
          </table:table-cell>
          <table:table-cell office:value-type="float" office:value="49103" table:style-name="ce11">
            <text:p>49,103</text:p>
          </table:table-cell>
          <table:table-cell office:value-type="float" office:value="26066" table:style-name="ce11">
            <text:p>26,066</text:p>
          </table:table-cell>
          <table:table-cell office:value-type="float" office:value="23037" table:style-name="ce23">
            <text:p>23,03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943" table:style-name="ce52">
            <text:p>25,943</text:p>
          </table:table-cell>
          <table:table-cell office:value-type="float" office:value="70460" table:style-name="ce11">
            <text:p>70,460</text:p>
          </table:table-cell>
          <table:table-cell office:value-type="float" office:value="36452" table:style-name="ce11">
            <text:p>36,452</text:p>
          </table:table-cell>
          <table:table-cell office:value-type="float" office:value="34008" table:style-name="ce23">
            <text:p>34,008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04" table:style-name="ce53">
            <text:p>3,904</text:p>
          </table:table-cell>
          <table:table-cell office:value-type="float" office:value="12712" table:style-name="ce18">
            <text:p>12,712</text:p>
          </table:table-cell>
          <table:table-cell office:value-type="float" office:value="6784" table:style-name="ce18">
            <text:p>6,784</text:p>
          </table:table-cell>
          <table:table-cell office:value-type="float" office:value="5928" table:style-name="ce19">
            <text:p>5,92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2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18759" table:style-name="ce71">
            <text:p>1,018,759</text:p>
          </table:table-cell>
          <table:table-cell office:value-type="float" office:value="2810285" table:style-name="ce79">
            <text:p>2,810,285</text:p>
          </table:table-cell>
          <table:table-cell office:value-type="float" office:value="1379243" table:style-name="ce79">
            <text:p>1,379,243</text:p>
          </table:table-cell>
          <table:table-cell office:value-type="float" office:value="1431042" table:style-name="ce73">
            <text:p>1,431,04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892" table:style-name="ce52">
            <text:p>7,892</text:p>
          </table:table-cell>
          <table:table-cell office:value-type="float" office:value="17552" table:style-name="ce11">
            <text:p>17,552</text:p>
          </table:table-cell>
          <table:table-cell office:value-type="float" office:value="8693" table:style-name="ce11">
            <text:p>8,693</text:p>
          </table:table-cell>
          <table:table-cell office:value-type="float" office:value="8859" table:style-name="ce10">
            <text:p>8,85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304" table:style-name="ce52">
            <text:p>29,304</text:p>
          </table:table-cell>
          <table:table-cell office:value-type="float" office:value="75457" table:style-name="ce11">
            <text:p>75,457</text:p>
          </table:table-cell>
          <table:table-cell office:value-type="float" office:value="37305" table:style-name="ce11">
            <text:p>37,305</text:p>
          </table:table-cell>
          <table:table-cell office:value-type="float" office:value="38152" table:style-name="ce10">
            <text:p>38,15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580" table:style-name="ce52">
            <text:p>50,580</text:p>
          </table:table-cell>
          <table:table-cell office:value-type="float" office:value="125629" table:style-name="ce11">
            <text:p>125,629</text:p>
          </table:table-cell>
          <table:table-cell office:value-type="float" office:value="60069" table:style-name="ce11">
            <text:p>60,069</text:p>
          </table:table-cell>
          <table:table-cell office:value-type="float" office:value="65560" table:style-name="ce10">
            <text:p>65,56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20" table:style-name="ce52">
            <text:p>46,220</text:p>
          </table:table-cell>
          <table:table-cell office:value-type="float" office:value="112267" table:style-name="ce11">
            <text:p>112,267</text:p>
          </table:table-cell>
          <table:table-cell office:value-type="float" office:value="53122" table:style-name="ce11">
            <text:p>53,122</text:p>
          </table:table-cell>
          <table:table-cell office:value-type="float" office:value="59145" table:style-name="ce10">
            <text:p>59,14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78" table:style-name="ce52">
            <text:p>60,578</text:p>
          </table:table-cell>
          <table:table-cell office:value-type="float" office:value="143428" table:style-name="ce11">
            <text:p>143,428</text:p>
          </table:table-cell>
          <table:table-cell office:value-type="float" office:value="68345" table:style-name="ce11">
            <text:p>68,345</text:p>
          </table:table-cell>
          <table:table-cell office:value-type="float" office:value="75083" table:style-name="ce10">
            <text:p>75,08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251" table:style-name="ce52">
            <text:p>91,251</text:p>
          </table:table-cell>
          <table:table-cell office:value-type="float" office:value="230759" table:style-name="ce11">
            <text:p>230,759</text:p>
          </table:table-cell>
          <table:table-cell office:value-type="float" office:value="110378" table:style-name="ce11">
            <text:p>110,378</text:p>
          </table:table-cell>
          <table:table-cell office:value-type="float" office:value="120381" table:style-name="ce10">
            <text:p>120,38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145" table:style-name="ce52">
            <text:p>68,145</text:p>
          </table:table-cell>
          <table:table-cell office:value-type="float" office:value="176501" table:style-name="ce11">
            <text:p>176,501</text:p>
          </table:table-cell>
          <table:table-cell office:value-type="float" office:value="84184" table:style-name="ce11">
            <text:p>84,184</text:p>
          </table:table-cell>
          <table:table-cell office:value-type="float" office:value="92317" table:style-name="ce10">
            <text:p>92,31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1469" table:style-name="ce52">
            <text:p>111,469</text:p>
          </table:table-cell>
          <table:table-cell office:value-type="float" office:value="290928" table:style-name="ce11">
            <text:p>290,928</text:p>
          </table:table-cell>
          <table:table-cell office:value-type="float" office:value="138633" table:style-name="ce11">
            <text:p>138,633</text:p>
          </table:table-cell>
          <table:table-cell office:value-type="float" office:value="152295" table:style-name="ce10">
            <text:p>152,29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471" table:style-name="ce52">
            <text:p>55,471</text:p>
          </table:table-cell>
          <table:table-cell office:value-type="float" office:value="164392" table:style-name="ce11">
            <text:p>164,392</text:p>
          </table:table-cell>
          <table:table-cell office:value-type="float" office:value="80969" table:style-name="ce11">
            <text:p>80,969</text:p>
          </table:table-cell>
          <table:table-cell office:value-type="float" office:value="83423" table:style-name="ce10">
            <text:p>83,4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71" table:style-name="ce52">
            <text:p>17,471</text:p>
          </table:table-cell>
          <table:table-cell office:value-type="float" office:value="48189" table:style-name="ce11">
            <text:p>48,189</text:p>
          </table:table-cell>
          <table:table-cell office:value-type="float" office:value="24646" table:style-name="ce11">
            <text:p>24,646</text:p>
          </table:table-cell>
          <table:table-cell office:value-type="float" office:value="23543" table:style-name="ce10">
            <text:p>23,54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107" table:style-name="ce52">
            <text:p>24,107</text:p>
          </table:table-cell>
          <table:table-cell office:value-type="float" office:value="75376" table:style-name="ce11">
            <text:p>75,376</text:p>
          </table:table-cell>
          <table:table-cell office:value-type="float" office:value="37782" table:style-name="ce11">
            <text:p>37,782</text:p>
          </table:table-cell>
          <table:table-cell office:value-type="float" office:value="37594" table:style-name="ce10">
            <text:p>37,5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297" table:style-name="ce52">
            <text:p>30,297</text:p>
          </table:table-cell>
          <table:table-cell office:value-type="float" office:value="88475" table:style-name="ce11">
            <text:p>88,475</text:p>
          </table:table-cell>
          <table:table-cell office:value-type="float" office:value="45133" table:style-name="ce11">
            <text:p>45,133</text:p>
          </table:table-cell>
          <table:table-cell office:value-type="float" office:value="43342" table:style-name="ce10">
            <text:p>43,3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130" table:style-name="ce52">
            <text:p>32,130</text:p>
          </table:table-cell>
          <table:table-cell office:value-type="float" office:value="96235" table:style-name="ce11">
            <text:p>96,235</text:p>
          </table:table-cell>
          <table:table-cell office:value-type="float" office:value="48372" table:style-name="ce11">
            <text:p>48,372</text:p>
          </table:table-cell>
          <table:table-cell office:value-type="float" office:value="47863" table:style-name="ce10">
            <text:p>47,8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527" table:style-name="ce52">
            <text:p>19,527</text:p>
          </table:table-cell>
          <table:table-cell office:value-type="float" office:value="59518" table:style-name="ce11">
            <text:p>59,518</text:p>
          </table:table-cell>
          <table:table-cell office:value-type="float" office:value="29835" table:style-name="ce11">
            <text:p>29,835</text:p>
          </table:table-cell>
          <table:table-cell office:value-type="float" office:value="29683" table:style-name="ce10">
            <text:p>29,6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974" table:style-name="ce52">
            <text:p>16,974</text:p>
          </table:table-cell>
          <table:table-cell office:value-type="float" office:value="53881" table:style-name="ce11">
            <text:p>53,881</text:p>
          </table:table-cell>
          <table:table-cell office:value-type="float" office:value="27207" table:style-name="ce11">
            <text:p>27,207</text:p>
          </table:table-cell>
          <table:table-cell office:value-type="float" office:value="26674" table:style-name="ce10">
            <text:p>26,6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310" table:style-name="ce52">
            <text:p>20,310</text:p>
          </table:table-cell>
          <table:table-cell office:value-type="float" office:value="64714" table:style-name="ce11">
            <text:p>64,714</text:p>
          </table:table-cell>
          <table:table-cell office:value-type="float" office:value="32995" table:style-name="ce11">
            <text:p>32,995</text:p>
          </table:table-cell>
          <table:table-cell office:value-type="float" office:value="31719" table:style-name="ce10">
            <text:p>31,71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050" table:style-name="ce52">
            <text:p>38,050</text:p>
          </table:table-cell>
          <table:table-cell office:value-type="float" office:value="109101" table:style-name="ce11">
            <text:p>109,101</text:p>
          </table:table-cell>
          <table:table-cell office:value-type="float" office:value="53736" table:style-name="ce11">
            <text:p>53,736</text:p>
          </table:table-cell>
          <table:table-cell office:value-type="float" office:value="55365" table:style-name="ce10">
            <text:p>55,3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967" table:style-name="ce52">
            <text:p>30,967</text:p>
          </table:table-cell>
          <table:table-cell office:value-type="float" office:value="95441" table:style-name="ce11">
            <text:p>95,441</text:p>
          </table:table-cell>
          <table:table-cell office:value-type="float" office:value="47406" table:style-name="ce11">
            <text:p>47,406</text:p>
          </table:table-cell>
          <table:table-cell office:value-type="float" office:value="48035" table:style-name="ce10">
            <text:p>48,0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803" table:style-name="ce52">
            <text:p>7,803</text:p>
          </table:table-cell>
          <table:table-cell office:value-type="float" office:value="23554" table:style-name="ce11">
            <text:p>23,554</text:p>
          </table:table-cell>
          <table:table-cell office:value-type="float" office:value="12153" table:style-name="ce11">
            <text:p>12,153</text:p>
          </table:table-cell>
          <table:table-cell office:value-type="float" office:value="11401" table:style-name="ce10">
            <text:p>11,4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1" table:style-name="ce52">
            <text:p>4,951</text:p>
          </table:table-cell>
          <table:table-cell office:value-type="float" office:value="14377" table:style-name="ce11">
            <text:p>14,377</text:p>
          </table:table-cell>
          <table:table-cell office:value-type="float" office:value="7406" table:style-name="ce11">
            <text:p>7,406</text:p>
          </table:table-cell>
          <table:table-cell office:value-type="float" office:value="6971" table:style-name="ce10">
            <text:p>6,9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10000" table:style-name="ce52">
            <text:p>10,000</text:p>
          </table:table-cell>
          <table:table-cell office:value-type="float" office:value="31511" table:style-name="ce11">
            <text:p>31,511</text:p>
          </table:table-cell>
          <table:table-cell office:value-type="float" office:value="16048" table:style-name="ce11">
            <text:p>16,048</text:p>
          </table:table-cell>
          <table:table-cell office:value-type="float" office:value="15463" table:style-name="ce10">
            <text:p>15,4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7" table:style-name="ce52">
            <text:p>5,637</text:p>
          </table:table-cell>
          <table:table-cell office:value-type="float" office:value="18457" table:style-name="ce11">
            <text:p>18,457</text:p>
          </table:table-cell>
          <table:table-cell office:value-type="float" office:value="9750" table:style-name="ce11">
            <text:p>9,750</text:p>
          </table:table-cell>
          <table:table-cell office:value-type="float" office:value="8707" table:style-name="ce10">
            <text:p>8,70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543" table:style-name="ce52">
            <text:p>27,543</text:p>
          </table:table-cell>
          <table:table-cell office:value-type="float" office:value="77407" table:style-name="ce11">
            <text:p>77,407</text:p>
          </table:table-cell>
          <table:table-cell office:value-type="float" office:value="38677" table:style-name="ce11">
            <text:p>38,677</text:p>
          </table:table-cell>
          <table:table-cell office:value-type="float" office:value="38730" table:style-name="ce10">
            <text:p>38,73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645" table:style-name="ce52">
            <text:p>18,645</text:p>
          </table:table-cell>
          <table:table-cell office:value-type="float" office:value="56335" table:style-name="ce11">
            <text:p>56,335</text:p>
          </table:table-cell>
          <table:table-cell office:value-type="float" office:value="28657" table:style-name="ce11">
            <text:p>28,657</text:p>
          </table:table-cell>
          <table:table-cell office:value-type="float" office:value="27678" table:style-name="ce10">
            <text:p>27,6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670" table:style-name="ce52">
            <text:p>24,670</text:p>
          </table:table-cell>
          <table:table-cell office:value-type="float" office:value="77805" table:style-name="ce11">
            <text:p>77,805</text:p>
          </table:table-cell>
          <table:table-cell office:value-type="float" office:value="39081" table:style-name="ce11">
            <text:p>39,081</text:p>
          </table:table-cell>
          <table:table-cell office:value-type="float" office:value="38724" table:style-name="ce10">
            <text:p>38,72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065" table:style-name="ce52">
            <text:p>21,065</text:p>
          </table:table-cell>
          <table:table-cell office:value-type="float" office:value="64455" table:style-name="ce11">
            <text:p>64,455</text:p>
          </table:table-cell>
          <table:table-cell office:value-type="float" office:value="32602" table:style-name="ce11">
            <text:p>32,602</text:p>
          </table:table-cell>
          <table:table-cell office:value-type="float" office:value="31853" table:style-name="ce10">
            <text:p>31,85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297" table:style-name="ce52">
            <text:p>69,297</text:p>
          </table:table-cell>
          <table:table-cell office:value-type="float" office:value="195663" table:style-name="ce11">
            <text:p>195,663</text:p>
          </table:table-cell>
          <table:table-cell office:value-type="float" office:value="96597" table:style-name="ce11">
            <text:p>96,597</text:p>
          </table:table-cell>
          <table:table-cell office:value-type="float" office:value="99066" table:style-name="ce10">
            <text:p>99,0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720" table:style-name="ce52">
            <text:p>73,720</text:p>
          </table:table-cell>
          <table:table-cell office:value-type="float" office:value="212007" table:style-name="ce11">
            <text:p>212,007</text:p>
          </table:table-cell>
          <table:table-cell office:value-type="float" office:value="103645" table:style-name="ce11">
            <text:p>103,645</text:p>
          </table:table-cell>
          <table:table-cell office:value-type="float" office:value="108362" table:style-name="ce10">
            <text:p>108,3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85" table:style-name="ce53">
            <text:p>4,685</text:p>
          </table:table-cell>
          <table:table-cell office:value-type="float" office:value="10871" table:style-name="ce18">
            <text:p>10,871</text:p>
          </table:table-cell>
          <table:table-cell office:value-type="float" office:value="5817" table:style-name="ce18">
            <text:p>5,817</text:p>
          </table:table-cell>
          <table:table-cell office:value-type="float" office:value="5054" table:style-name="ce17">
            <text:p>5,054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0211" table:style-name="ce71">
            <text:p>710,211</text:p>
          </table:table-cell>
          <table:table-cell office:value-type="float" office:value="1858650" table:style-name="ce79">
            <text:p>1,858,650</text:p>
          </table:table-cell>
          <table:table-cell office:value-type="float" office:value="925444" table:style-name="ce79">
            <text:p>925,444</text:p>
          </table:table-cell>
          <table:table-cell office:value-type="float" office:value="933206" table:style-name="ce73">
            <text:p>933,2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691" table:style-name="ce52">
            <text:p>29,691</text:p>
          </table:table-cell>
          <table:table-cell office:value-type="float" office:value="75425" table:style-name="ce11">
            <text:p>75,425</text:p>
          </table:table-cell>
          <table:table-cell office:value-type="float" office:value="37173" table:style-name="ce11">
            <text:p>37,173</text:p>
          </table:table-cell>
          <table:table-cell office:value-type="float" office:value="38252" table:style-name="ce10">
            <text:p>38,2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90" table:style-name="ce52">
            <text:p>10,190</text:p>
          </table:table-cell>
          <table:table-cell office:value-type="float" office:value="24736" table:style-name="ce11">
            <text:p>24,736</text:p>
          </table:table-cell>
          <table:table-cell office:value-type="float" office:value="12873" table:style-name="ce11">
            <text:p>12,873</text:p>
          </table:table-cell>
          <table:table-cell office:value-type="float" office:value="11863" table:style-name="ce10">
            <text:p>11,8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87" table:style-name="ce52">
            <text:p>10,687</text:p>
          </table:table-cell>
          <table:table-cell office:value-type="float" office:value="26627" table:style-name="ce11">
            <text:p>26,627</text:p>
          </table:table-cell>
          <table:table-cell office:value-type="float" office:value="13902" table:style-name="ce11">
            <text:p>13,902</text:p>
          </table:table-cell>
          <table:table-cell office:value-type="float" office:value="12725" table:style-name="ce10">
            <text:p>12,7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03" table:style-name="ce52">
            <text:p>8,003</text:p>
          </table:table-cell>
          <table:table-cell office:value-type="float" office:value="20582" table:style-name="ce11">
            <text:p>20,582</text:p>
          </table:table-cell>
          <table:table-cell office:value-type="float" office:value="10693" table:style-name="ce11">
            <text:p>10,693</text:p>
          </table:table-cell>
          <table:table-cell office:value-type="float" office:value="9889" table:style-name="ce10">
            <text:p>9,8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45" table:style-name="ce52">
            <text:p>8,745</text:p>
          </table:table-cell>
          <table:table-cell office:value-type="float" office:value="22238" table:style-name="ce11">
            <text:p>22,238</text:p>
          </table:table-cell>
          <table:table-cell office:value-type="float" office:value="11499" table:style-name="ce11">
            <text:p>11,499</text:p>
          </table:table-cell>
          <table:table-cell office:value-type="float" office:value="10739" table:style-name="ce10">
            <text:p>10,7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86" table:style-name="ce52">
            <text:p>8,186</text:p>
          </table:table-cell>
          <table:table-cell office:value-type="float" office:value="19680" table:style-name="ce11">
            <text:p>19,680</text:p>
          </table:table-cell>
          <table:table-cell office:value-type="float" office:value="10503" table:style-name="ce11">
            <text:p>10,503</text:p>
          </table:table-cell>
          <table:table-cell office:value-type="float" office:value="9177" table:style-name="ce10">
            <text:p>9,1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74" table:style-name="ce52">
            <text:p>16,174</text:p>
          </table:table-cell>
          <table:table-cell office:value-type="float" office:value="43235" table:style-name="ce11">
            <text:p>43,235</text:p>
          </table:table-cell>
          <table:table-cell office:value-type="float" office:value="21943" table:style-name="ce11">
            <text:p>21,943</text:p>
          </table:table-cell>
          <table:table-cell office:value-type="float" office:value="21292" table:style-name="ce10">
            <text:p>21,2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61" table:style-name="ce52">
            <text:p>9,361</text:p>
          </table:table-cell>
          <table:table-cell office:value-type="float" office:value="22963" table:style-name="ce11">
            <text:p>22,963</text:p>
          </table:table-cell>
          <table:table-cell office:value-type="float" office:value="11886" table:style-name="ce11">
            <text:p>11,886</text:p>
          </table:table-cell>
          <table:table-cell office:value-type="float" office:value="11077" table:style-name="ce10">
            <text:p>11,0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22" table:style-name="ce52">
            <text:p>8,022</text:p>
          </table:table-cell>
          <table:table-cell office:value-type="float" office:value="21428" table:style-name="ce11">
            <text:p>21,428</text:p>
          </table:table-cell>
          <table:table-cell office:value-type="float" office:value="11103" table:style-name="ce11">
            <text:p>11,103</text:p>
          </table:table-cell>
          <table:table-cell office:value-type="float" office:value="10325" table:style-name="ce10">
            <text:p>10,3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53" table:style-name="ce52">
            <text:p>8,153</text:p>
          </table:table-cell>
          <table:table-cell office:value-type="float" office:value="20973" table:style-name="ce11">
            <text:p>20,973</text:p>
          </table:table-cell>
          <table:table-cell office:value-type="float" office:value="10682" table:style-name="ce11">
            <text:p>10,682</text:p>
          </table:table-cell>
          <table:table-cell office:value-type="float" office:value="10291" table:style-name="ce10">
            <text:p>10,2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87" table:style-name="ce52">
            <text:p>3,687</text:p>
          </table:table-cell>
          <table:table-cell office:value-type="float" office:value="9011" table:style-name="ce11">
            <text:p>9,011</text:p>
          </table:table-cell>
          <table:table-cell office:value-type="float" office:value="4851" table:style-name="ce11">
            <text:p>4,851</text:p>
          </table:table-cell>
          <table:table-cell office:value-type="float" office:value="4160" table:style-name="ce10">
            <text:p>4,1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459" table:style-name="ce52">
            <text:p>21,459</text:p>
          </table:table-cell>
          <table:table-cell office:value-type="float" office:value="58398" table:style-name="ce11">
            <text:p>58,398</text:p>
          </table:table-cell>
          <table:table-cell office:value-type="float" office:value="28826" table:style-name="ce11">
            <text:p>28,826</text:p>
          </table:table-cell>
          <table:table-cell office:value-type="float" office:value="29572" table:style-name="ce10">
            <text:p>29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90" table:style-name="ce52">
            <text:p>9,790</text:p>
          </table:table-cell>
          <table:table-cell office:value-type="float" office:value="24921" table:style-name="ce11">
            <text:p>24,921</text:p>
          </table:table-cell>
          <table:table-cell office:value-type="float" office:value="12783" table:style-name="ce11">
            <text:p>12,783</text:p>
          </table:table-cell>
          <table:table-cell office:value-type="float" office:value="12138" table:style-name="ce10">
            <text:p>12,1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640" table:style-name="ce52">
            <text:p>8,640</text:p>
          </table:table-cell>
          <table:table-cell office:value-type="float" office:value="24515" table:style-name="ce11">
            <text:p>24,515</text:p>
          </table:table-cell>
          <table:table-cell office:value-type="float" office:value="12375" table:style-name="ce11">
            <text:p>12,375</text:p>
          </table:table-cell>
          <table:table-cell office:value-type="float" office:value="12140" table:style-name="ce10">
            <text:p>12,1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15" table:style-name="ce52">
            <text:p>7,915</text:p>
          </table:table-cell>
          <table:table-cell office:value-type="float" office:value="21768" table:style-name="ce11">
            <text:p>21,768</text:p>
          </table:table-cell>
          <table:table-cell office:value-type="float" office:value="11250" table:style-name="ce11">
            <text:p>11,250</text:p>
          </table:table-cell>
          <table:table-cell office:value-type="float" office:value="10518" table:style-name="ce10">
            <text:p>10,5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52" table:style-name="ce52">
            <text:p>7,152</text:p>
          </table:table-cell>
          <table:table-cell office:value-type="float" office:value="18801" table:style-name="ce11">
            <text:p>18,801</text:p>
          </table:table-cell>
          <table:table-cell office:value-type="float" office:value="9599" table:style-name="ce11">
            <text:p>9,599</text:p>
          </table:table-cell>
          <table:table-cell office:value-type="float" office:value="9202" table:style-name="ce10">
            <text:p>9,2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93" table:style-name="ce52">
            <text:p>4,093</text:p>
          </table:table-cell>
          <table:table-cell office:value-type="float" office:value="10351" table:style-name="ce11">
            <text:p>10,351</text:p>
          </table:table-cell>
          <table:table-cell office:value-type="float" office:value="5195" table:style-name="ce11">
            <text:p>5,195</text:p>
          </table:table-cell>
          <table:table-cell office:value-type="float" office:value="5156" table:style-name="ce10">
            <text:p>5,1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95" table:style-name="ce52">
            <text:p>14,895</text:p>
          </table:table-cell>
          <table:table-cell office:value-type="float" office:value="42681" table:style-name="ce11">
            <text:p>42,681</text:p>
          </table:table-cell>
          <table:table-cell office:value-type="float" office:value="21656" table:style-name="ce11">
            <text:p>21,656</text:p>
          </table:table-cell>
          <table:table-cell office:value-type="float" office:value="21025" table:style-name="ce10">
            <text:p>21,0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725" table:style-name="ce52">
            <text:p>19,725</text:p>
          </table:table-cell>
          <table:table-cell office:value-type="float" office:value="51345" table:style-name="ce11">
            <text:p>51,345</text:p>
          </table:table-cell>
          <table:table-cell office:value-type="float" office:value="25813" table:style-name="ce11">
            <text:p>25,813</text:p>
          </table:table-cell>
          <table:table-cell office:value-type="float" office:value="25532" table:style-name="ce10">
            <text:p>25,5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18" table:style-name="ce52">
            <text:p>13,518</text:p>
          </table:table-cell>
          <table:table-cell office:value-type="float" office:value="37551" table:style-name="ce11">
            <text:p>37,551</text:p>
          </table:table-cell>
          <table:table-cell office:value-type="float" office:value="18871" table:style-name="ce11">
            <text:p>18,871</text:p>
          </table:table-cell>
          <table:table-cell office:value-type="float" office:value="18680" table:style-name="ce10">
            <text:p>18,6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601" table:style-name="ce52">
            <text:p>10,601</text:p>
          </table:table-cell>
          <table:table-cell office:value-type="float" office:value="30060" table:style-name="ce11">
            <text:p>30,060</text:p>
          </table:table-cell>
          <table:table-cell office:value-type="float" office:value="15452" table:style-name="ce11">
            <text:p>15,452</text:p>
          </table:table-cell>
          <table:table-cell office:value-type="float" office:value="14608" table:style-name="ce10">
            <text:p>14,6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5" table:style-name="ce52">
            <text:p>2,715</text:p>
          </table:table-cell>
          <table:table-cell office:value-type="float" office:value="6988" table:style-name="ce11">
            <text:p>6,988</text:p>
          </table:table-cell>
          <table:table-cell office:value-type="float" office:value="3680" table:style-name="ce11">
            <text:p>3,680</text:p>
          </table:table-cell>
          <table:table-cell office:value-type="float" office:value="3308" table:style-name="ce10">
            <text:p>3,3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0" table:style-name="ce52">
            <text:p>5,150</text:p>
          </table:table-cell>
          <table:table-cell office:value-type="float" office:value="13275" table:style-name="ce11">
            <text:p>13,275</text:p>
          </table:table-cell>
          <table:table-cell office:value-type="float" office:value="6883" table:style-name="ce11">
            <text:p>6,883</text:p>
          </table:table-cell>
          <table:table-cell office:value-type="float" office:value="6392" table:style-name="ce10">
            <text:p>6,3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5" table:style-name="ce52">
            <text:p>3,485</text:p>
          </table:table-cell>
          <table:table-cell office:value-type="float" office:value="9020" table:style-name="ce11">
            <text:p>9,020</text:p>
          </table:table-cell>
          <table:table-cell office:value-type="float" office:value="4752" table:style-name="ce11">
            <text:p>4,752</text:p>
          </table:table-cell>
          <table:table-cell office:value-type="float" office:value="4268" table:style-name="ce10">
            <text:p>4,2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09" table:style-name="ce52">
            <text:p>2,809</text:p>
          </table:table-cell>
          <table:table-cell office:value-type="float" office:value="8240" table:style-name="ce11">
            <text:p>8,240</text:p>
          </table:table-cell>
          <table:table-cell office:value-type="float" office:value="4448" table:style-name="ce11">
            <text:p>4,448</text:p>
          </table:table-cell>
          <table:table-cell office:value-type="float" office:value="3792" table:style-name="ce10">
            <text:p>3,7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83" table:style-name="ce52">
            <text:p>1,883</text:p>
          </table:table-cell>
          <table:table-cell office:value-type="float" office:value="4421" table:style-name="ce11">
            <text:p>4,421</text:p>
          </table:table-cell>
          <table:table-cell office:value-type="float" office:value="2515" table:style-name="ce11">
            <text:p>2,515</text:p>
          </table:table-cell>
          <table:table-cell office:value-type="float" office:value="1906" table:style-name="ce10">
            <text:p>1,9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398" table:style-name="ce52">
            <text:p>29,398</text:p>
          </table:table-cell>
          <table:table-cell office:value-type="float" office:value="76532" table:style-name="ce11">
            <text:p>76,532</text:p>
          </table:table-cell>
          <table:table-cell office:value-type="float" office:value="38537" table:style-name="ce11">
            <text:p>38,537</text:p>
          </table:table-cell>
          <table:table-cell office:value-type="float" office:value="37995" table:style-name="ce10">
            <text:p>37,9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619" table:style-name="ce52">
            <text:p>23,619</text:p>
          </table:table-cell>
          <table:table-cell office:value-type="float" office:value="67949" table:style-name="ce11">
            <text:p>67,949</text:p>
          </table:table-cell>
          <table:table-cell office:value-type="float" office:value="34324" table:style-name="ce11">
            <text:p>34,324</text:p>
          </table:table-cell>
          <table:table-cell office:value-type="float" office:value="33625" table:style-name="ce10">
            <text:p>33,6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66" table:style-name="ce52">
            <text:p>11,666</text:p>
          </table:table-cell>
          <table:table-cell office:value-type="float" office:value="33798" table:style-name="ce11">
            <text:p>33,798</text:p>
          </table:table-cell>
          <table:table-cell office:value-type="float" office:value="17333" table:style-name="ce11">
            <text:p>17,333</text:p>
          </table:table-cell>
          <table:table-cell office:value-type="float" office:value="16465" table:style-name="ce10">
            <text:p>16,4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92" table:style-name="ce52">
            <text:p>1,492</text:p>
          </table:table-cell>
          <table:table-cell office:value-type="float" office:value="3649" table:style-name="ce11">
            <text:p>3,649</text:p>
          </table:table-cell>
          <table:table-cell office:value-type="float" office:value="1977" table:style-name="ce11">
            <text:p>1,977</text:p>
          </table:table-cell>
          <table:table-cell office:value-type="float" office:value="1672" table:style-name="ce10">
            <text:p>1,6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8827" table:style-name="ce52">
            <text:p>88,827</text:p>
          </table:table-cell>
          <table:table-cell office:value-type="float" office:value="234384" table:style-name="ce11">
            <text:p>234,384</text:p>
          </table:table-cell>
          <table:table-cell office:value-type="float" office:value="114973" table:style-name="ce11">
            <text:p>114,973</text:p>
          </table:table-cell>
          <table:table-cell office:value-type="float" office:value="119411" table:style-name="ce10">
            <text:p>119,4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10" table:style-name="ce52">
            <text:p>73,110</text:p>
          </table:table-cell>
          <table:table-cell office:value-type="float" office:value="181826" table:style-name="ce11">
            <text:p>181,826</text:p>
          </table:table-cell>
          <table:table-cell office:value-type="float" office:value="86894" table:style-name="ce11">
            <text:p>86,894</text:p>
          </table:table-cell>
          <table:table-cell office:value-type="float" office:value="94932" table:style-name="ce10">
            <text:p>94,9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569" table:style-name="ce52">
            <text:p>47,569</text:p>
          </table:table-cell>
          <table:table-cell office:value-type="float" office:value="121911" table:style-name="ce11">
            <text:p>121,911</text:p>
          </table:table-cell>
          <table:table-cell office:value-type="float" office:value="60045" table:style-name="ce11">
            <text:p>60,045</text:p>
          </table:table-cell>
          <table:table-cell office:value-type="float" office:value="61866" table:style-name="ce10">
            <text:p>61,8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51" table:style-name="ce52">
            <text:p>51,751</text:p>
          </table:table-cell>
          <table:table-cell office:value-type="float" office:value="127402" table:style-name="ce11">
            <text:p>127,402</text:p>
          </table:table-cell>
          <table:table-cell office:value-type="float" office:value="61752" table:style-name="ce11">
            <text:p>61,752</text:p>
          </table:table-cell>
          <table:table-cell office:value-type="float" office:value="65650" table:style-name="ce10">
            <text:p>65,6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7971" table:style-name="ce52">
            <text:p>67,971</text:p>
          </table:table-cell>
          <table:table-cell office:value-type="float" office:value="197214" table:style-name="ce11">
            <text:p>197,214</text:p>
          </table:table-cell>
          <table:table-cell office:value-type="float" office:value="99133" table:style-name="ce11">
            <text:p>99,133</text:p>
          </table:table-cell>
          <table:table-cell office:value-type="float" office:value="98081" table:style-name="ce10">
            <text:p>98,0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505" table:style-name="ce52">
            <text:p>27,505</text:p>
          </table:table-cell>
          <table:table-cell office:value-type="float" office:value="67321" table:style-name="ce11">
            <text:p>67,321</text:p>
          </table:table-cell>
          <table:table-cell office:value-type="float" office:value="31876" table:style-name="ce11">
            <text:p>31,876</text:p>
          </table:table-cell>
          <table:table-cell office:value-type="float" office:value="35445" table:style-name="ce10">
            <text:p>35,44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574" table:style-name="ce53">
            <text:p>32,574</text:p>
          </table:table-cell>
          <table:table-cell office:value-type="float" office:value="77431" table:style-name="ce18">
            <text:p>77,431</text:p>
          </table:table-cell>
          <table:table-cell office:value-type="float" office:value="37394" table:style-name="ce18">
            <text:p>37,394</text:p>
          </table:table-cell>
          <table:table-cell office:value-type="float" office:value="40037" table:style-name="ce17">
            <text:p>40,037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643" table:style-name="ce75">
            <text:p>1,128,643</text:p>
          </table:table-cell>
          <table:table-cell office:value-type="float" office:value="2738002" table:style-name="ce79">
            <text:p>2,738,002</text:p>
          </table:table-cell>
          <table:table-cell office:value-type="float" office:value="1349372" table:style-name="ce80">
            <text:p>1,349,372</text:p>
          </table:table-cell>
          <table:table-cell office:value-type="float" office:value="1388630" table:style-name="ce72">
            <text:p>1,388,6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49" table:style-name="ce9">
            <text:p>10,749</text:p>
          </table:table-cell>
          <table:table-cell office:value-type="float" office:value="22763" table:style-name="ce11">
            <text:p>22,763</text:p>
          </table:table-cell>
          <table:table-cell office:value-type="float" office:value="11259" table:style-name="ce9">
            <text:p>11,259</text:p>
          </table:table-cell>
          <table:table-cell office:value-type="float" office:value="11504" table:style-name="ce9">
            <text:p>11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246" table:style-name="ce9">
            <text:p>60,246</text:p>
          </table:table-cell>
          <table:table-cell office:value-type="float" office:value="140037" table:style-name="ce11">
            <text:p>140,037</text:p>
          </table:table-cell>
          <table:table-cell office:value-type="float" office:value="67159" table:style-name="ce9">
            <text:p>67,159</text:p>
          </table:table-cell>
          <table:table-cell office:value-type="float" office:value="72878" table:style-name="ce9">
            <text:p>72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635" table:style-name="ce9">
            <text:p>81,635</text:p>
          </table:table-cell>
          <table:table-cell office:value-type="float" office:value="195700" table:style-name="ce11">
            <text:p>195,700</text:p>
          </table:table-cell>
          <table:table-cell office:value-type="float" office:value="93413" table:style-name="ce9">
            <text:p>93,413</text:p>
          </table:table-cell>
          <table:table-cell office:value-type="float" office:value="102287" table:style-name="ce9">
            <text:p>102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6008" table:style-name="ce9">
            <text:p>76,008</text:p>
          </table:table-cell>
          <table:table-cell office:value-type="float" office:value="189946" table:style-name="ce11">
            <text:p>189,946</text:p>
          </table:table-cell>
          <table:table-cell office:value-type="float" office:value="92781" table:style-name="ce9">
            <text:p>92,781</text:p>
          </table:table-cell>
          <table:table-cell office:value-type="float" office:value="97165" table:style-name="ce9">
            <text:p>97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9671" table:style-name="ce9">
            <text:p>139,671</text:p>
          </table:table-cell>
          <table:table-cell office:value-type="float" office:value="332093" table:style-name="ce11">
            <text:p>332,093</text:p>
          </table:table-cell>
          <table:table-cell office:value-type="float" office:value="159856" table:style-name="ce9">
            <text:p>159,856</text:p>
          </table:table-cell>
          <table:table-cell office:value-type="float" office:value="172237" table:style-name="ce9">
            <text:p>172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065" table:style-name="ce9">
            <text:p>23,065</text:p>
          </table:table-cell>
          <table:table-cell office:value-type="float" office:value="49022" table:style-name="ce11">
            <text:p>49,022</text:p>
          </table:table-cell>
          <table:table-cell office:value-type="float" office:value="23577" table:style-name="ce9">
            <text:p>23,577</text:p>
          </table:table-cell>
          <table:table-cell office:value-type="float" office:value="25445" table:style-name="ce9">
            <text:p>25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208" table:style-name="ce9">
            <text:p>13,208</text:p>
          </table:table-cell>
          <table:table-cell office:value-type="float" office:value="26306" table:style-name="ce11">
            <text:p>26,306</text:p>
          </table:table-cell>
          <table:table-cell office:value-type="float" office:value="12417" table:style-name="ce9">
            <text:p>12,417</text:p>
          </table:table-cell>
          <table:table-cell office:value-type="float" office:value="13889" table:style-name="ce9">
            <text:p>13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082" table:style-name="ce9">
            <text:p>73,082</text:p>
          </table:table-cell>
          <table:table-cell office:value-type="float" office:value="163895" table:style-name="ce11">
            <text:p>163,895</text:p>
          </table:table-cell>
          <table:table-cell office:value-type="float" office:value="78323" table:style-name="ce9">
            <text:p>78,323</text:p>
          </table:table-cell>
          <table:table-cell office:value-type="float" office:value="85572" table:style-name="ce9">
            <text:p>85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476" table:style-name="ce9">
            <text:p>79,476</text:p>
          </table:table-cell>
          <table:table-cell office:value-type="float" office:value="182101" table:style-name="ce11">
            <text:p>182,101</text:p>
          </table:table-cell>
          <table:table-cell office:value-type="float" office:value="89159" table:style-name="ce9">
            <text:p>89,159</text:p>
          </table:table-cell>
          <table:table-cell office:value-type="float" office:value="92942" table:style-name="ce9">
            <text:p>92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905" table:style-name="ce9">
            <text:p>10,905</text:p>
          </table:table-cell>
          <table:table-cell office:value-type="float" office:value="27079" table:style-name="ce11">
            <text:p>27,079</text:p>
          </table:table-cell>
          <table:table-cell office:value-type="float" office:value="13894" table:style-name="ce9">
            <text:p>13,894</text:p>
          </table:table-cell>
          <table:table-cell office:value-type="float" office:value="13185" table:style-name="ce9">
            <text:p>13,18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606" table:style-name="ce9">
            <text:p>69,606</text:p>
          </table:table-cell>
          <table:table-cell office:value-type="float" office:value="155723" table:style-name="ce11">
            <text:p>155,723</text:p>
          </table:table-cell>
          <table:table-cell office:value-type="float" office:value="76984" table:style-name="ce9">
            <text:p>76,984</text:p>
          </table:table-cell>
          <table:table-cell office:value-type="float" office:value="78739" table:style-name="ce9">
            <text:p>78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007" table:style-name="ce9">
            <text:p>146,007</text:p>
          </table:table-cell>
          <table:table-cell office:value-type="float" office:value="357237" table:style-name="ce11">
            <text:p>357,237</text:p>
          </table:table-cell>
          <table:table-cell office:value-type="float" office:value="174131" table:style-name="ce9">
            <text:p>174,131</text:p>
          </table:table-cell>
          <table:table-cell office:value-type="float" office:value="183106" table:style-name="ce9">
            <text:p>183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7011" table:style-name="ce9">
            <text:p>27,011</text:p>
          </table:table-cell>
          <table:table-cell office:value-type="float" office:value="68805" table:style-name="ce11">
            <text:p>68,805</text:p>
          </table:table-cell>
          <table:table-cell office:value-type="float" office:value="34575" table:style-name="ce9">
            <text:p>34,575</text:p>
          </table:table-cell>
          <table:table-cell office:value-type="float" office:value="34230" table:style-name="ce9">
            <text:p>34,2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862" table:style-name="ce9">
            <text:p>43,862</text:p>
          </table:table-cell>
          <table:table-cell office:value-type="float" office:value="111763" table:style-name="ce11">
            <text:p>111,763</text:p>
          </table:table-cell>
          <table:table-cell office:value-type="float" office:value="56969" table:style-name="ce9">
            <text:p>56,969</text:p>
          </table:table-cell>
          <table:table-cell office:value-type="float" office:value="54794" table:style-name="ce9">
            <text:p>54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998" table:style-name="ce9">
            <text:p>13,998</text:p>
          </table:table-cell>
          <table:table-cell office:value-type="float" office:value="41114" table:style-name="ce11">
            <text:p>41,114</text:p>
          </table:table-cell>
          <table:table-cell office:value-type="float" office:value="21038" table:style-name="ce9">
            <text:p>21,038</text:p>
          </table:table-cell>
          <table:table-cell office:value-type="float" office:value="20076" table:style-name="ce9">
            <text:p>20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47" table:style-name="ce9">
            <text:p>13,447</text:p>
          </table:table-cell>
          <table:table-cell office:value-type="float" office:value="33979" table:style-name="ce11">
            <text:p>33,979</text:p>
          </table:table-cell>
          <table:table-cell office:value-type="float" office:value="17240" table:style-name="ce9">
            <text:p>17,240</text:p>
          </table:table-cell>
          <table:table-cell office:value-type="float" office:value="16739" table:style-name="ce9">
            <text:p>16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264" table:style-name="ce9">
            <text:p>38,264</text:p>
          </table:table-cell>
          <table:table-cell office:value-type="float" office:value="93897" table:style-name="ce11">
            <text:p>93,897</text:p>
          </table:table-cell>
          <table:table-cell office:value-type="float" office:value="47421" table:style-name="ce9">
            <text:p>47,421</text:p>
          </table:table-cell>
          <table:table-cell office:value-type="float" office:value="46476" table:style-name="ce9">
            <text:p>46,4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302" table:style-name="ce9">
            <text:p>19,302</text:p>
          </table:table-cell>
          <table:table-cell office:value-type="float" office:value="44262" table:style-name="ce11">
            <text:p>44,262</text:p>
          </table:table-cell>
          <table:table-cell office:value-type="float" office:value="22323" table:style-name="ce9">
            <text:p>22,323</text:p>
          </table:table-cell>
          <table:table-cell office:value-type="float" office:value="21939" table:style-name="ce9">
            <text:p>21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44" table:style-name="ce9">
            <text:p>35,644</text:p>
          </table:table-cell>
          <table:table-cell office:value-type="float" office:value="95646" table:style-name="ce11">
            <text:p>95,646</text:p>
          </table:table-cell>
          <table:table-cell office:value-type="float" office:value="47274" table:style-name="ce9">
            <text:p>47,274</text:p>
          </table:table-cell>
          <table:table-cell office:value-type="float" office:value="48372" table:style-name="ce9">
            <text:p>48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941" table:style-name="ce9">
            <text:p>15,941</text:p>
          </table:table-cell>
          <table:table-cell office:value-type="float" office:value="40079" table:style-name="ce11">
            <text:p>40,079</text:p>
          </table:table-cell>
          <table:table-cell office:value-type="float" office:value="20123" table:style-name="ce9">
            <text:p>20,123</text:p>
          </table:table-cell>
          <table:table-cell office:value-type="float" office:value="19956" table:style-name="ce9">
            <text:p>19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28" table:style-name="ce9">
            <text:p>10,828</text:p>
          </table:table-cell>
          <table:table-cell office:value-type="float" office:value="29200" table:style-name="ce11">
            <text:p>29,200</text:p>
          </table:table-cell>
          <table:table-cell office:value-type="float" office:value="15337" table:style-name="ce9">
            <text:p>15,337</text:p>
          </table:table-cell>
          <table:table-cell office:value-type="float" office:value="13863" table:style-name="ce9">
            <text:p>13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099" table:style-name="ce9">
            <text:p>3,099</text:p>
          </table:table-cell>
          <table:table-cell office:value-type="float" office:value="6759" table:style-name="ce11">
            <text:p>6,759</text:p>
          </table:table-cell>
          <table:table-cell office:value-type="float" office:value="3737" table:style-name="ce9">
            <text:p>3,737</text:p>
          </table:table-cell>
          <table:table-cell office:value-type="float" office:value="3022" table:style-name="ce9">
            <text:p>3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500" table:style-name="ce9">
            <text:p>9,500</text:p>
          </table:table-cell>
          <table:table-cell office:value-type="float" office:value="27959" table:style-name="ce11">
            <text:p>27,959</text:p>
          </table:table-cell>
          <table:table-cell office:value-type="float" office:value="14083" table:style-name="ce9">
            <text:p>14,083</text:p>
          </table:table-cell>
          <table:table-cell office:value-type="float" office:value="13876" table:style-name="ce9">
            <text:p>13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17" table:style-name="ce9">
            <text:p>17,417</text:p>
          </table:table-cell>
          <table:table-cell office:value-type="float" office:value="51084" table:style-name="ce11">
            <text:p>51,084</text:p>
          </table:table-cell>
          <table:table-cell office:value-type="float" office:value="25883" table:style-name="ce9">
            <text:p>25,883</text:p>
          </table:table-cell>
          <table:table-cell office:value-type="float" office:value="25201" table:style-name="ce9">
            <text:p>25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39" table:style-name="ce9">
            <text:p>11,239</text:p>
          </table:table-cell>
          <table:table-cell office:value-type="float" office:value="29623" table:style-name="ce11">
            <text:p>29,623</text:p>
          </table:table-cell>
          <table:table-cell office:value-type="float" office:value="15056" table:style-name="ce9">
            <text:p>15,056</text:p>
          </table:table-cell>
          <table:table-cell office:value-type="float" office:value="14567" table:style-name="ce9">
            <text:p>14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21" table:style-name="ce9">
            <text:p>10,721</text:p>
          </table:table-cell>
          <table:table-cell office:value-type="float" office:value="29741" table:style-name="ce11">
            <text:p>29,741</text:p>
          </table:table-cell>
          <table:table-cell office:value-type="float" office:value="15206" table:style-name="ce9">
            <text:p>15,206</text:p>
          </table:table-cell>
          <table:table-cell office:value-type="float" office:value="14535" table:style-name="ce9">
            <text:p>14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92" table:style-name="ce9">
            <text:p>5,792</text:p>
          </table:table-cell>
          <table:table-cell office:value-type="float" office:value="13641" table:style-name="ce11">
            <text:p>13,641</text:p>
          </table:table-cell>
          <table:table-cell office:value-type="float" office:value="6820" table:style-name="ce9">
            <text:p>6,820</text:p>
          </table:table-cell>
          <table:table-cell office:value-type="float" office:value="6821" table:style-name="ce9">
            <text:p>6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22" table:style-name="ce9">
            <text:p>6,822</text:p>
          </table:table-cell>
          <table:table-cell office:value-type="float" office:value="18608" table:style-name="ce11">
            <text:p>18,608</text:p>
          </table:table-cell>
          <table:table-cell office:value-type="float" office:value="9502" table:style-name="ce9">
            <text:p>9,502</text:p>
          </table:table-cell>
          <table:table-cell office:value-type="float" office:value="9106" table:style-name="ce9">
            <text:p>9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84" table:style-name="ce9">
            <text:p>12,984</text:p>
          </table:table-cell>
          <table:table-cell office:value-type="float" office:value="35036" table:style-name="ce11">
            <text:p>35,036</text:p>
          </table:table-cell>
          <table:table-cell office:value-type="float" office:value="18003" table:style-name="ce9">
            <text:p>18,003</text:p>
          </table:table-cell>
          <table:table-cell office:value-type="float" office:value="17033" table:style-name="ce9">
            <text:p>17,0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99" table:style-name="ce9">
            <text:p>13,699</text:p>
          </table:table-cell>
          <table:table-cell office:value-type="float" office:value="35044" table:style-name="ce11">
            <text:p>35,044</text:p>
          </table:table-cell>
          <table:table-cell office:value-type="float" office:value="18020" table:style-name="ce9">
            <text:p>18,020</text:p>
          </table:table-cell>
          <table:table-cell office:value-type="float" office:value="17024" table:style-name="ce9">
            <text:p>17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76" table:style-name="ce9">
            <text:p>14,976</text:p>
          </table:table-cell>
          <table:table-cell office:value-type="float" office:value="37800" table:style-name="ce11">
            <text:p>37,800</text:p>
          </table:table-cell>
          <table:table-cell office:value-type="float" office:value="19908" table:style-name="ce9">
            <text:p>19,908</text:p>
          </table:table-cell>
          <table:table-cell office:value-type="float" office:value="17892" table:style-name="ce9">
            <text:p>17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36" table:style-name="ce9">
            <text:p>5,436</text:p>
          </table:table-cell>
          <table:table-cell office:value-type="float" office:value="12087" table:style-name="ce11">
            <text:p>12,087</text:p>
          </table:table-cell>
          <table:table-cell office:value-type="float" office:value="6513" table:style-name="ce9">
            <text:p>6,513</text:p>
          </table:table-cell>
          <table:table-cell office:value-type="float" office:value="5574" table:style-name="ce9">
            <text:p>5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2" table:style-name="ce9">
            <text:p>2,292</text:p>
          </table:table-cell>
          <table:table-cell office:value-type="float" office:value="5758" table:style-name="ce11">
            <text:p>5,758</text:p>
          </table:table-cell>
          <table:table-cell office:value-type="float" office:value="3041" table:style-name="ce9">
            <text:p>3,041</text:p>
          </table:table-cell>
          <table:table-cell office:value-type="float" office:value="2717" table:style-name="ce9">
            <text:p>2,71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48" table:style-name="ce9">
            <text:p>4,748</text:p>
          </table:table-cell>
          <table:table-cell office:value-type="float" office:value="11250" table:style-name="ce11">
            <text:p>11,250</text:p>
          </table:table-cell>
          <table:table-cell office:value-type="float" office:value="6135" table:style-name="ce9">
            <text:p>6,135</text:p>
          </table:table-cell>
          <table:table-cell office:value-type="float" office:value="5115" table:style-name="ce9">
            <text:p>5,11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6" table:style-name="ce9">
            <text:p>5,116</text:p>
          </table:table-cell>
          <table:table-cell office:value-type="float" office:value="13731" table:style-name="ce11">
            <text:p>13,731</text:p>
          </table:table-cell>
          <table:table-cell office:value-type="float" office:value="7437" table:style-name="ce9">
            <text:p>7,437</text:p>
          </table:table-cell>
          <table:table-cell office:value-type="float" office:value="6294" table:style-name="ce9">
            <text:p>6,29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21" table:style-name="ce9">
            <text:p>621</text:p>
          </table:table-cell>
          <table:table-cell office:value-type="float" office:value="1882" table:style-name="ce11">
            <text:p>1,882</text:p>
          </table:table-cell>
          <table:table-cell office:value-type="float" office:value="940" table:style-name="ce9">
            <text:p>940</text:p>
          </table:table-cell>
          <table:table-cell office:value-type="float" office:value="942" table:style-name="ce9">
            <text:p>94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2" table:style-name="ce9">
            <text:p>1,362</text:p>
          </table:table-cell>
          <table:table-cell office:value-type="float" office:value="4201" table:style-name="ce11">
            <text:p>4,201</text:p>
          </table:table-cell>
          <table:table-cell office:value-type="float" office:value="2213" table:style-name="ce9">
            <text:p>2,213</text:p>
          </table:table-cell>
          <table:table-cell office:value-type="float" office:value="1988" table:style-name="ce9">
            <text:p>1,988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4" table:style-name="ce16">
            <text:p>864</text:p>
          </table:table-cell>
          <table:table-cell office:value-type="float" office:value="3151" table:style-name="ce18">
            <text:p>3,151</text:p>
          </table:table-cell>
          <table:table-cell office:value-type="float" office:value="1622" table:style-name="ce16">
            <text:p>1,622</text:p>
          </table:table-cell>
          <table:table-cell office:value-type="float" office:value="1529" table:style-name="ce16">
            <text:p>1,529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4255" table:style-name="ce71">
            <text:p>174,255</text:p>
          </table:table-cell>
          <table:table-cell office:value-type="float" office:value="450080" table:style-name="ce79">
            <text:p>450,080</text:p>
          </table:table-cell>
          <table:table-cell office:value-type="float" office:value="226639" table:style-name="ce79">
            <text:p>226,639</text:p>
          </table:table-cell>
          <table:table-cell office:value-type="float" office:value="223441" table:style-name="ce73">
            <text:p>223,4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480" table:style-name="ce52">
            <text:p>37,480</text:p>
          </table:table-cell>
          <table:table-cell office:value-type="float" office:value="94784" table:style-name="ce11">
            <text:p>94,784</text:p>
          </table:table-cell>
          <table:table-cell office:value-type="float" office:value="46106" table:style-name="ce11">
            <text:p>46,106</text:p>
          </table:table-cell>
          <table:table-cell office:value-type="float" office:value="48678" table:style-name="ce10">
            <text:p>48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49" table:style-name="ce52">
            <text:p>26,749</text:p>
          </table:table-cell>
          <table:table-cell office:value-type="float" office:value="70591" table:style-name="ce11">
            <text:p>70,591</text:p>
          </table:table-cell>
          <table:table-cell office:value-type="float" office:value="33327" table:style-name="ce11">
            <text:p>33,327</text:p>
          </table:table-cell>
          <table:table-cell office:value-type="float" office:value="37264" table:style-name="ce10">
            <text:p>37,2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27" table:style-name="ce52">
            <text:p>14,427</text:p>
          </table:table-cell>
          <table:table-cell office:value-type="float" office:value="38176" table:style-name="ce11">
            <text:p>38,176</text:p>
          </table:table-cell>
          <table:table-cell office:value-type="float" office:value="19413" table:style-name="ce11">
            <text:p>19,413</text:p>
          </table:table-cell>
          <table:table-cell office:value-type="float" office:value="18763" table:style-name="ce10">
            <text:p>18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91" table:style-name="ce52">
            <text:p>10,491</text:p>
          </table:table-cell>
          <table:table-cell office:value-type="float" office:value="28459" table:style-name="ce11">
            <text:p>28,459</text:p>
          </table:table-cell>
          <table:table-cell office:value-type="float" office:value="14664" table:style-name="ce11">
            <text:p>14,664</text:p>
          </table:table-cell>
          <table:table-cell office:value-type="float" office:value="13795" table:style-name="ce10">
            <text:p>13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538" table:style-name="ce52">
            <text:p>14,538</text:p>
          </table:table-cell>
          <table:table-cell office:value-type="float" office:value="35012" table:style-name="ce11">
            <text:p>35,012</text:p>
          </table:table-cell>
          <table:table-cell office:value-type="float" office:value="18118" table:style-name="ce11">
            <text:p>18,118</text:p>
          </table:table-cell>
          <table:table-cell office:value-type="float" office:value="16894" table:style-name="ce10">
            <text:p>16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286" table:style-name="ce52">
            <text:p>9,286</text:p>
          </table:table-cell>
          <table:table-cell office:value-type="float" office:value="24343" table:style-name="ce11">
            <text:p>24,343</text:p>
          </table:table-cell>
          <table:table-cell office:value-type="float" office:value="12760" table:style-name="ce11">
            <text:p>12,760</text:p>
          </table:table-cell>
          <table:table-cell office:value-type="float" office:value="11583" table:style-name="ce10">
            <text:p>11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151" table:style-name="ce52">
            <text:p>12,151</text:p>
          </table:table-cell>
          <table:table-cell office:value-type="float" office:value="32005" table:style-name="ce11">
            <text:p>32,005</text:p>
          </table:table-cell>
          <table:table-cell office:value-type="float" office:value="16857" table:style-name="ce11">
            <text:p>16,857</text:p>
          </table:table-cell>
          <table:table-cell office:value-type="float" office:value="15148" table:style-name="ce10">
            <text:p>15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113" table:style-name="ce52">
            <text:p>20,113</text:p>
          </table:table-cell>
          <table:table-cell office:value-type="float" office:value="52935" table:style-name="ce11">
            <text:p>52,935</text:p>
          </table:table-cell>
          <table:table-cell office:value-type="float" office:value="26877" table:style-name="ce11">
            <text:p>26,877</text:p>
          </table:table-cell>
          <table:table-cell office:value-type="float" office:value="26058" table:style-name="ce10">
            <text:p>26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981" table:style-name="ce52">
            <text:p>15,981</text:p>
          </table:table-cell>
          <table:table-cell office:value-type="float" office:value="40512" table:style-name="ce11">
            <text:p>40,512</text:p>
          </table:table-cell>
          <table:table-cell office:value-type="float" office:value="20707" table:style-name="ce11">
            <text:p>20,707</text:p>
          </table:table-cell>
          <table:table-cell office:value-type="float" office:value="19805" table:style-name="ce10">
            <text:p>19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9002" table:style-name="ce52">
            <text:p>9,002</text:p>
          </table:table-cell>
          <table:table-cell office:value-type="float" office:value="21176" table:style-name="ce11">
            <text:p>21,176</text:p>
          </table:table-cell>
          <table:table-cell office:value-type="float" office:value="11434" table:style-name="ce11">
            <text:p>11,434</text:p>
          </table:table-cell>
          <table:table-cell office:value-type="float" office:value="9742" table:style-name="ce10">
            <text:p>9,7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5" table:style-name="ce52">
            <text:p>1,995</text:p>
          </table:table-cell>
          <table:table-cell office:value-type="float" office:value="6099" table:style-name="ce11">
            <text:p>6,099</text:p>
          </table:table-cell>
          <table:table-cell office:value-type="float" office:value="3285" table:style-name="ce11">
            <text:p>3,285</text:p>
          </table:table-cell>
          <table:table-cell office:value-type="float" office:value="2814" table:style-name="ce10">
            <text:p>2,81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42" table:style-name="ce53">
            <text:p>2,042</text:p>
          </table:table-cell>
          <table:table-cell office:value-type="float" office:value="5988" table:style-name="ce18">
            <text:p>5,988</text:p>
          </table:table-cell>
          <table:table-cell office:value-type="float" office:value="3091" table:style-name="ce18">
            <text:p>3,091</text:p>
          </table:table-cell>
          <table:table-cell office:value-type="float" office:value="2897" table:style-name="ce17">
            <text:p>2,89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2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1164" table:style-name="ce71">
            <text:p>211,164</text:p>
          </table:table-cell>
          <table:table-cell office:value-type="float" office:value="575923" table:style-name="ce79">
            <text:p>575,923</text:p>
          </table:table-cell>
          <table:table-cell office:value-type="float" office:value="293958" table:style-name="ce79">
            <text:p>293,958</text:p>
          </table:table-cell>
          <table:table-cell office:value-type="float" office:value="281965" table:style-name="ce73">
            <text:p>281,96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7543" table:style-name="ce52">
            <text:p>77,543</text:p>
          </table:table-cell>
          <table:table-cell office:value-type="float" office:value="206590" table:style-name="ce11">
            <text:p>206,590</text:p>
          </table:table-cell>
          <table:table-cell office:value-type="float" office:value="102776" table:style-name="ce11">
            <text:p>102,776</text:p>
          </table:table-cell>
          <table:table-cell office:value-type="float" office:value="103814" table:style-name="ce10">
            <text:p>103,8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67" table:style-name="ce52">
            <text:p>9,367</text:p>
          </table:table-cell>
          <table:table-cell office:value-type="float" office:value="27352" table:style-name="ce49">
            <text:p>27,352</text:p>
          </table:table-cell>
          <table:table-cell office:value-type="float" office:value="14698" table:style-name="ce11">
            <text:p>14,698</text:p>
          </table:table-cell>
          <table:table-cell office:value-type="float" office:value="12654" table:style-name="ce10">
            <text:p>12,6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611" table:style-name="ce52">
            <text:p>11,611</text:p>
          </table:table-cell>
          <table:table-cell office:value-type="float" office:value="32913" table:style-name="ce49">
            <text:p>32,913</text:p>
          </table:table-cell>
          <table:table-cell office:value-type="float" office:value="17558" table:style-name="ce11">
            <text:p>17,558</text:p>
          </table:table-cell>
          <table:table-cell office:value-type="float" office:value="15355" table:style-name="ce10">
            <text:p>15,35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831" table:style-name="ce52">
            <text:p>35,831</text:p>
          </table:table-cell>
          <table:table-cell office:value-type="float" office:value="96565" table:style-name="ce49">
            <text:p>96,565</text:p>
          </table:table-cell>
          <table:table-cell office:value-type="float" office:value="48686" table:style-name="ce11">
            <text:p>48,686</text:p>
          </table:table-cell>
          <table:table-cell office:value-type="float" office:value="47879" table:style-name="ce10">
            <text:p>47,87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478" table:style-name="ce52">
            <text:p>29,478</text:p>
          </table:table-cell>
          <table:table-cell office:value-type="float" office:value="79664" table:style-name="ce49">
            <text:p>79,664</text:p>
          </table:table-cell>
          <table:table-cell office:value-type="float" office:value="40275" table:style-name="ce11">
            <text:p>40,275</text:p>
          </table:table-cell>
          <table:table-cell office:value-type="float" office:value="39389" table:style-name="ce10">
            <text:p>39,38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76" table:style-name="ce52">
            <text:p>4,376</text:p>
          </table:table-cell>
          <table:table-cell office:value-type="float" office:value="12277" table:style-name="ce49">
            <text:p>12,277</text:p>
          </table:table-cell>
          <table:table-cell office:value-type="float" office:value="6685" table:style-name="ce11">
            <text:p>6,685</text:p>
          </table:table-cell>
          <table:table-cell office:value-type="float" office:value="5592" table:style-name="ce10">
            <text:p>5,59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20033" table:style-name="ce52">
            <text:p>20,033</text:p>
          </table:table-cell>
          <table:table-cell office:value-type="float" office:value="58128" table:style-name="ce49">
            <text:p>58,128</text:p>
          </table:table-cell>
          <table:table-cell office:value-type="float" office:value="29774" table:style-name="ce11">
            <text:p>29,774</text:p>
          </table:table-cell>
          <table:table-cell office:value-type="float" office:value="28354" table:style-name="ce10">
            <text:p>28,3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036" table:style-name="ce52">
            <text:p>7,036</text:p>
          </table:table-cell>
          <table:table-cell office:value-type="float" office:value="19928" table:style-name="ce49">
            <text:p>19,928</text:p>
          </table:table-cell>
          <table:table-cell office:value-type="float" office:value="10511" table:style-name="ce11">
            <text:p>10,511</text:p>
          </table:table-cell>
          <table:table-cell office:value-type="float" office:value="9417" table:style-name="ce10">
            <text:p>9,41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80" table:style-name="ce52">
            <text:p>5,980</text:p>
          </table:table-cell>
          <table:table-cell office:value-type="float" office:value="14419" table:style-name="ce49">
            <text:p>14,419</text:p>
          </table:table-cell>
          <table:table-cell office:value-type="float" office:value="7867" table:style-name="ce11">
            <text:p>7,867</text:p>
          </table:table-cell>
          <table:table-cell office:value-type="float" office:value="6552" table:style-name="ce10">
            <text:p>6,55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098" table:style-name="ce52">
            <text:p>3,098</text:p>
          </table:table-cell>
          <table:table-cell office:value-type="float" office:value="8741" table:style-name="ce49">
            <text:p>8,741</text:p>
          </table:table-cell>
          <table:table-cell office:value-type="float" office:value="4787" table:style-name="ce11">
            <text:p>4,787</text:p>
          </table:table-cell>
          <table:table-cell office:value-type="float" office:value="3954" table:style-name="ce10">
            <text:p>3,9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1" table:style-name="ce52">
            <text:p>2,091</text:p>
          </table:table-cell>
          <table:table-cell office:value-type="float" office:value="5315" table:style-name="ce49">
            <text:p>5,315</text:p>
          </table:table-cell>
          <table:table-cell office:value-type="float" office:value="2938" table:style-name="ce11">
            <text:p>2,938</text:p>
          </table:table-cell>
          <table:table-cell office:value-type="float" office:value="2377" table:style-name="ce10">
            <text:p>2,377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51" table:style-name="ce52">
            <text:p>2,951</text:p>
          </table:table-cell>
          <table:table-cell office:value-type="float" office:value="9561" table:style-name="ce49">
            <text:p>9,561</text:p>
          </table:table-cell>
          <table:table-cell office:value-type="float" office:value="4984" table:style-name="ce11">
            <text:p>4,984</text:p>
          </table:table-cell>
          <table:table-cell office:value-type="float" office:value="4577" table:style-name="ce10">
            <text:p>4,57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9" table:style-name="ce53">
            <text:p>1,769</text:p>
          </table:table-cell>
          <table:table-cell office:value-type="float" office:value="4470" table:style-name="ce51">
            <text:p>4,470</text:p>
          </table:table-cell>
          <table:table-cell office:value-type="float" office:value="2419" table:style-name="ce18">
            <text:p>2,419</text:p>
          </table:table-cell>
          <table:table-cell office:value-type="float" office:value="2051" table:style-name="ce17">
            <text:p>2,05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5442" table:style-name="ce71">
            <text:p>195,442</text:p>
          </table:table-cell>
          <table:table-cell office:value-type="float" office:value="537428" table:style-name="ce79">
            <text:p>537,428</text:p>
          </table:table-cell>
          <table:table-cell office:value-type="float" office:value="277018" table:style-name="ce79">
            <text:p>277,018</text:p>
          </table:table-cell>
          <table:table-cell office:value-type="float" office:value="260410" table:style-name="ce73">
            <text:p>260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07" table:style-name="ce52">
            <text:p>32,507</text:p>
          </table:table-cell>
          <table:table-cell office:value-type="float" office:value="86783" table:style-name="ce11">
            <text:p>86,783</text:p>
          </table:table-cell>
          <table:table-cell office:value-type="float" office:value="43200" table:style-name="ce11">
            <text:p>43,200</text:p>
          </table:table-cell>
          <table:table-cell office:value-type="float" office:value="43583" table:style-name="ce10">
            <text:p>43,58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121" table:style-name="ce52">
            <text:p>38,121</text:p>
          </table:table-cell>
          <table:table-cell office:value-type="float" office:value="105093" table:style-name="ce11">
            <text:p>105,093</text:p>
          </table:table-cell>
          <table:table-cell office:value-type="float" office:value="52959" table:style-name="ce11">
            <text:p>52,959</text:p>
          </table:table-cell>
          <table:table-cell office:value-type="float" office:value="52134" table:style-name="ce10">
            <text:p>52,13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195" table:style-name="ce52">
            <text:p>15,195</text:p>
          </table:table-cell>
          <table:table-cell office:value-type="float" office:value="44193" table:style-name="ce11">
            <text:p>44,193</text:p>
          </table:table-cell>
          <table:table-cell office:value-type="float" office:value="23063" table:style-name="ce11">
            <text:p>23,063</text:p>
          </table:table-cell>
          <table:table-cell office:value-type="float" office:value="21130" table:style-name="ce10">
            <text:p>21,1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84" table:style-name="ce52">
            <text:p>11,584</text:p>
          </table:table-cell>
          <table:table-cell office:value-type="float" office:value="32342" table:style-name="ce11">
            <text:p>32,342</text:p>
          </table:table-cell>
          <table:table-cell office:value-type="float" office:value="17132" table:style-name="ce11">
            <text:p>17,132</text:p>
          </table:table-cell>
          <table:table-cell office:value-type="float" office:value="15210" table:style-name="ce10">
            <text:p>15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921" table:style-name="ce52">
            <text:p>31,921</text:p>
          </table:table-cell>
          <table:table-cell office:value-type="float" office:value="87332" table:style-name="ce11">
            <text:p>87,332</text:p>
          </table:table-cell>
          <table:table-cell office:value-type="float" office:value="44093" table:style-name="ce11">
            <text:p>44,093</text:p>
          </table:table-cell>
          <table:table-cell office:value-type="float" office:value="43239" table:style-name="ce10">
            <text:p>43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40" table:style-name="ce52">
            <text:p>12,140</text:p>
          </table:table-cell>
          <table:table-cell office:value-type="float" office:value="34679" table:style-name="ce11">
            <text:p>34,679</text:p>
          </table:table-cell>
          <table:table-cell office:value-type="float" office:value="18335" table:style-name="ce11">
            <text:p>18,335</text:p>
          </table:table-cell>
          <table:table-cell office:value-type="float" office:value="16344" table:style-name="ce10">
            <text:p>16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68" table:style-name="ce52">
            <text:p>5,868</text:p>
          </table:table-cell>
          <table:table-cell office:value-type="float" office:value="15794" table:style-name="ce11">
            <text:p>15,794</text:p>
          </table:table-cell>
          <table:table-cell office:value-type="float" office:value="8263" table:style-name="ce11">
            <text:p>8,263</text:p>
          </table:table-cell>
          <table:table-cell office:value-type="float" office:value="7531" table:style-name="ce10">
            <text:p>7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23" table:style-name="ce52">
            <text:p>5,223</text:p>
          </table:table-cell>
          <table:table-cell office:value-type="float" office:value="13459" table:style-name="ce11">
            <text:p>13,459</text:p>
          </table:table-cell>
          <table:table-cell office:value-type="float" office:value="7181" table:style-name="ce11">
            <text:p>7,181</text:p>
          </table:table-cell>
          <table:table-cell office:value-type="float" office:value="6278" table:style-name="ce10">
            <text:p>6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58" table:style-name="ce52">
            <text:p>10,858</text:p>
          </table:table-cell>
          <table:table-cell office:value-type="float" office:value="31822" table:style-name="ce11">
            <text:p>31,822</text:p>
          </table:table-cell>
          <table:table-cell office:value-type="float" office:value="16588" table:style-name="ce11">
            <text:p>16,588</text:p>
          </table:table-cell>
          <table:table-cell office:value-type="float" office:value="15234" table:style-name="ce10">
            <text:p>15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2" table:style-name="ce52">
            <text:p>6,112</text:p>
          </table:table-cell>
          <table:table-cell office:value-type="float" office:value="16857" table:style-name="ce11">
            <text:p>16,857</text:p>
          </table:table-cell>
          <table:table-cell office:value-type="float" office:value="8936" table:style-name="ce11">
            <text:p>8,936</text:p>
          </table:table-cell>
          <table:table-cell office:value-type="float" office:value="7921" table:style-name="ce10">
            <text:p>7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67" table:style-name="ce52">
            <text:p>3,867</text:p>
          </table:table-cell>
          <table:table-cell office:value-type="float" office:value="9274" table:style-name="ce11">
            <text:p>9,274</text:p>
          </table:table-cell>
          <table:table-cell office:value-type="float" office:value="5113" table:style-name="ce11">
            <text:p>5,113</text:p>
          </table:table-cell>
          <table:table-cell office:value-type="float" office:value="4161" table:style-name="ce10">
            <text:p>4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09" table:style-name="ce52">
            <text:p>3,609</text:p>
          </table:table-cell>
          <table:table-cell office:value-type="float" office:value="9987" table:style-name="ce11">
            <text:p>9,987</text:p>
          </table:table-cell>
          <table:table-cell office:value-type="float" office:value="5307" table:style-name="ce11">
            <text:p>5,307</text:p>
          </table:table-cell>
          <table:table-cell office:value-type="float" office:value="4680" table:style-name="ce10">
            <text:p>4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36" table:style-name="ce52">
            <text:p>5,636</text:p>
          </table:table-cell>
          <table:table-cell office:value-type="float" office:value="15352" table:style-name="ce11">
            <text:p>15,352</text:p>
          </table:table-cell>
          <table:table-cell office:value-type="float" office:value="8112" table:style-name="ce11">
            <text:p>8,112</text:p>
          </table:table-cell>
          <table:table-cell office:value-type="float" office:value="7240" table:style-name="ce10">
            <text:p>7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1" table:style-name="ce52">
            <text:p>2,621</text:p>
          </table:table-cell>
          <table:table-cell office:value-type="float" office:value="6533" table:style-name="ce11">
            <text:p>6,533</text:p>
          </table:table-cell>
          <table:table-cell office:value-type="float" office:value="3667" table:style-name="ce11">
            <text:p>3,667</text:p>
          </table:table-cell>
          <table:table-cell office:value-type="float" office:value="2866" table:style-name="ce10">
            <text:p>2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0" table:style-name="ce52">
            <text:p>4,140</text:p>
          </table:table-cell>
          <table:table-cell office:value-type="float" office:value="11899" table:style-name="ce11">
            <text:p>11,899</text:p>
          </table:table-cell>
          <table:table-cell office:value-type="float" office:value="6314" table:style-name="ce11">
            <text:p>6,314</text:p>
          </table:table-cell>
          <table:table-cell office:value-type="float" office:value="5585" table:style-name="ce10">
            <text:p>5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27" table:style-name="ce52">
            <text:p>2,327</text:p>
          </table:table-cell>
          <table:table-cell office:value-type="float" office:value="6203" table:style-name="ce11">
            <text:p>6,203</text:p>
          </table:table-cell>
          <table:table-cell office:value-type="float" office:value="3390" table:style-name="ce11">
            <text:p>3,390</text:p>
          </table:table-cell>
          <table:table-cell office:value-type="float" office:value="2813" table:style-name="ce10">
            <text:p>2,8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8" table:style-name="ce52">
            <text:p>1,718</text:p>
          </table:table-cell>
          <table:table-cell office:value-type="float" office:value="4132" table:style-name="ce11">
            <text:p>4,132</text:p>
          </table:table-cell>
          <table:table-cell office:value-type="float" office:value="2289" table:style-name="ce11">
            <text:p>2,289</text:p>
          </table:table-cell>
          <table:table-cell office:value-type="float" office:value="1843" table:style-name="ce10">
            <text:p>1,8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5" table:style-name="ce53">
            <text:p>1,995</text:p>
          </table:table-cell>
          <table:table-cell office:value-type="float" office:value="5694" table:style-name="ce18">
            <text:p>5,694</text:p>
          </table:table-cell>
          <table:table-cell office:value-type="float" office:value="3076" table:style-name="ce18">
            <text:p>3,076</text:p>
          </table:table-cell>
          <table:table-cell office:value-type="float" office:value="2618" table:style-name="ce17">
            <text:p>2,61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9395" table:style-name="ce71">
            <text:p>399,395</text:p>
          </table:table-cell>
          <table:table-cell office:value-type="float" office:value="1252997" table:style-name="ce79">
            <text:p>1,252,997</text:p>
          </table:table-cell>
          <table:table-cell office:value-type="float" office:value="636373" table:style-name="ce79">
            <text:p>636,373</text:p>
          </table:table-cell>
          <table:table-cell office:value-type="float" office:value="616624" table:style-name="ce73">
            <text:p>616,6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402" table:style-name="ce52">
            <text:p>78,402</text:p>
          </table:table-cell>
          <table:table-cell office:value-type="float" office:value="227937" table:style-name="ce11">
            <text:p>227,937</text:p>
          </table:table-cell>
          <table:table-cell office:value-type="float" office:value="112108" table:style-name="ce11">
            <text:p>112,108</text:p>
          </table:table-cell>
          <table:table-cell office:value-type="float" office:value="115829" table:style-name="ce10">
            <text:p>115,8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269" table:style-name="ce52">
            <text:p>41,269</text:p>
          </table:table-cell>
          <table:table-cell office:value-type="float" office:value="122642" table:style-name="ce11">
            <text:p>122,642</text:p>
          </table:table-cell>
          <table:table-cell office:value-type="float" office:value="60691" table:style-name="ce11">
            <text:p>60,691</text:p>
          </table:table-cell>
          <table:table-cell office:value-type="float" office:value="61951" table:style-name="ce10">
            <text:p>61,951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428" table:style-name="ce52">
            <text:p>25,428</text:p>
          </table:table-cell>
          <table:table-cell office:value-type="float" office:value="85747" table:style-name="ce11">
            <text:p>85,747</text:p>
          </table:table-cell>
          <table:table-cell office:value-type="float" office:value="43503" table:style-name="ce11">
            <text:p>43,503</text:p>
          </table:table-cell>
          <table:table-cell office:value-type="float" office:value="42244" table:style-name="ce10">
            <text:p>42,2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656" table:style-name="ce52">
            <text:p>27,656</text:p>
          </table:table-cell>
          <table:table-cell office:value-type="float" office:value="89378" table:style-name="ce11">
            <text:p>89,378</text:p>
          </table:table-cell>
          <table:table-cell office:value-type="float" office:value="45401" table:style-name="ce11">
            <text:p>45,401</text:p>
          </table:table-cell>
          <table:table-cell office:value-type="float" office:value="43977" table:style-name="ce10">
            <text:p>43,9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203" table:style-name="ce52">
            <text:p>11,203</text:p>
          </table:table-cell>
          <table:table-cell office:value-type="float" office:value="33275" table:style-name="ce11">
            <text:p>33,275</text:p>
          </table:table-cell>
          <table:table-cell office:value-type="float" office:value="16684" table:style-name="ce11">
            <text:p>16,684</text:p>
          </table:table-cell>
          <table:table-cell office:value-type="float" office:value="16591" table:style-name="ce10">
            <text:p>16,5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851" table:style-name="ce52">
            <text:p>16,851</text:p>
          </table:table-cell>
          <table:table-cell office:value-type="float" office:value="54249" table:style-name="ce11">
            <text:p>54,249</text:p>
          </table:table-cell>
          <table:table-cell office:value-type="float" office:value="27448" table:style-name="ce11">
            <text:p>27,448</text:p>
          </table:table-cell>
          <table:table-cell office:value-type="float" office:value="26801" table:style-name="ce10">
            <text:p>26,8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59" table:style-name="ce52">
            <text:p>13,459</text:p>
          </table:table-cell>
          <table:table-cell office:value-type="float" office:value="40031" table:style-name="ce11">
            <text:p>40,031</text:p>
          </table:table-cell>
          <table:table-cell office:value-type="float" office:value="20506" table:style-name="ce11">
            <text:p>20,506</text:p>
          </table:table-cell>
          <table:table-cell office:value-type="float" office:value="19525" table:style-name="ce10">
            <text:p>19,5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398" table:style-name="ce52">
            <text:p>15,398</text:p>
          </table:table-cell>
          <table:table-cell office:value-type="float" office:value="48943" table:style-name="ce11">
            <text:p>48,943</text:p>
          </table:table-cell>
          <table:table-cell office:value-type="float" office:value="25049" table:style-name="ce11">
            <text:p>25,049</text:p>
          </table:table-cell>
          <table:table-cell office:value-type="float" office:value="23894" table:style-name="ce10">
            <text:p>23,8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78" table:style-name="ce52">
            <text:p>4,578</text:p>
          </table:table-cell>
          <table:table-cell office:value-type="float" office:value="16440" table:style-name="ce11">
            <text:p>16,440</text:p>
          </table:table-cell>
          <table:table-cell office:value-type="float" office:value="8497" table:style-name="ce11">
            <text:p>8,497</text:p>
          </table:table-cell>
          <table:table-cell office:value-type="float" office:value="7943" table:style-name="ce10">
            <text:p>7,9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752" table:style-name="ce52">
            <text:p>10,752</text:p>
          </table:table-cell>
          <table:table-cell office:value-type="float" office:value="37874" table:style-name="ce11">
            <text:p>37,874</text:p>
          </table:table-cell>
          <table:table-cell office:value-type="float" office:value="19103" table:style-name="ce11">
            <text:p>19,103</text:p>
          </table:table-cell>
          <table:table-cell office:value-type="float" office:value="18771" table:style-name="ce10">
            <text:p>18,7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07" table:style-name="ce52">
            <text:p>13,307</text:p>
          </table:table-cell>
          <table:table-cell office:value-type="float" office:value="45831" table:style-name="ce11">
            <text:p>45,831</text:p>
          </table:table-cell>
          <table:table-cell office:value-type="float" office:value="23871" table:style-name="ce11">
            <text:p>23,871</text:p>
          </table:table-cell>
          <table:table-cell office:value-type="float" office:value="21960" table:style-name="ce10">
            <text:p>21,9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204" table:style-name="ce52">
            <text:p>11,204</text:p>
          </table:table-cell>
          <table:table-cell office:value-type="float" office:value="38535" table:style-name="ce11">
            <text:p>38,535</text:p>
          </table:table-cell>
          <table:table-cell office:value-type="float" office:value="19821" table:style-name="ce11">
            <text:p>19,821</text:p>
          </table:table-cell>
          <table:table-cell office:value-type="float" office:value="18714" table:style-name="ce10">
            <text:p>18,7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526" table:style-name="ce52">
            <text:p>14,526</text:p>
          </table:table-cell>
          <table:table-cell office:value-type="float" office:value="44693" table:style-name="ce11">
            <text:p>44,693</text:p>
          </table:table-cell>
          <table:table-cell office:value-type="float" office:value="22922" table:style-name="ce11">
            <text:p>22,922</text:p>
          </table:table-cell>
          <table:table-cell office:value-type="float" office:value="21771" table:style-name="ce10">
            <text:p>21,7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4" table:style-name="ce52">
            <text:p>6,824</text:p>
          </table:table-cell>
          <table:table-cell office:value-type="float" office:value="22768" table:style-name="ce11">
            <text:p>22,768</text:p>
          </table:table-cell>
          <table:table-cell office:value-type="float" office:value="11998" table:style-name="ce11">
            <text:p>11,998</text:p>
          </table:table-cell>
          <table:table-cell office:value-type="float" office:value="10770" table:style-name="ce10">
            <text:p>10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2001" table:style-name="ce52">
            <text:p>12,001</text:p>
          </table:table-cell>
          <table:table-cell office:value-type="float" office:value="39869" table:style-name="ce11">
            <text:p>39,869</text:p>
          </table:table-cell>
          <table:table-cell office:value-type="float" office:value="20247" table:style-name="ce11">
            <text:p>20,247</text:p>
          </table:table-cell>
          <table:table-cell office:value-type="float" office:value="19622" table:style-name="ce10">
            <text:p>19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51" table:style-name="ce52">
            <text:p>9,351</text:p>
          </table:table-cell>
          <table:table-cell office:value-type="float" office:value="31605" table:style-name="ce11">
            <text:p>31,605</text:p>
          </table:table-cell>
          <table:table-cell office:value-type="float" office:value="16588" table:style-name="ce11">
            <text:p>16,588</text:p>
          </table:table-cell>
          <table:table-cell office:value-type="float" office:value="15017" table:style-name="ce10">
            <text:p>15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077" table:style-name="ce52">
            <text:p>11,077</text:p>
          </table:table-cell>
          <table:table-cell office:value-type="float" office:value="34040" table:style-name="ce11">
            <text:p>34,040</text:p>
          </table:table-cell>
          <table:table-cell office:value-type="float" office:value="17468" table:style-name="ce11">
            <text:p>17,468</text:p>
          </table:table-cell>
          <table:table-cell office:value-type="float" office:value="16572" table:style-name="ce10">
            <text:p>16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78" table:style-name="ce52">
            <text:p>11,178</text:p>
          </table:table-cell>
          <table:table-cell office:value-type="float" office:value="35833" table:style-name="ce11">
            <text:p>35,833</text:p>
          </table:table-cell>
          <table:table-cell office:value-type="float" office:value="18558" table:style-name="ce11">
            <text:p>18,558</text:p>
          </table:table-cell>
          <table:table-cell office:value-type="float" office:value="17275" table:style-name="ce10">
            <text:p>17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278" table:style-name="ce52">
            <text:p>13,278</text:p>
          </table:table-cell>
          <table:table-cell office:value-type="float" office:value="41915" table:style-name="ce11">
            <text:p>41,915</text:p>
          </table:table-cell>
          <table:table-cell office:value-type="float" office:value="21505" table:style-name="ce11">
            <text:p>21,505</text:p>
          </table:table-cell>
          <table:table-cell office:value-type="float" office:value="20410" table:style-name="ce10">
            <text:p>20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9" table:style-name="ce52">
            <text:p>5,289</text:p>
          </table:table-cell>
          <table:table-cell office:value-type="float" office:value="14335" table:style-name="ce11">
            <text:p>14,335</text:p>
          </table:table-cell>
          <table:table-cell office:value-type="float" office:value="7544" table:style-name="ce11">
            <text:p>7,544</text:p>
          </table:table-cell>
          <table:table-cell office:value-type="float" office:value="6791" table:style-name="ce10">
            <text:p>6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23" table:style-name="ce52">
            <text:p>8,223</text:p>
          </table:table-cell>
          <table:table-cell office:value-type="float" office:value="26300" table:style-name="ce11">
            <text:p>26,300</text:p>
          </table:table-cell>
          <table:table-cell office:value-type="float" office:value="13570" table:style-name="ce11">
            <text:p>13,570</text:p>
          </table:table-cell>
          <table:table-cell office:value-type="float" office:value="12730" table:style-name="ce10">
            <text:p>12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93" table:style-name="ce52">
            <text:p>9,193</text:p>
          </table:table-cell>
          <table:table-cell office:value-type="float" office:value="29612" table:style-name="ce11">
            <text:p>29,612</text:p>
          </table:table-cell>
          <table:table-cell office:value-type="float" office:value="15274" table:style-name="ce11">
            <text:p>15,274</text:p>
          </table:table-cell>
          <table:table-cell office:value-type="float" office:value="14338" table:style-name="ce10">
            <text:p>14,3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0" table:style-name="ce52">
            <text:p>10,120</text:p>
          </table:table-cell>
          <table:table-cell office:value-type="float" office:value="32010" table:style-name="ce11">
            <text:p>32,010</text:p>
          </table:table-cell>
          <table:table-cell office:value-type="float" office:value="16898" table:style-name="ce11">
            <text:p>16,898</text:p>
          </table:table-cell>
          <table:table-cell office:value-type="float" office:value="15112" table:style-name="ce10">
            <text:p>15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47" table:style-name="ce52">
            <text:p>5,147</text:p>
          </table:table-cell>
          <table:table-cell office:value-type="float" office:value="15691" table:style-name="ce11">
            <text:p>15,691</text:p>
          </table:table-cell>
          <table:table-cell office:value-type="float" office:value="8469" table:style-name="ce11">
            <text:p>8,469</text:p>
          </table:table-cell>
          <table:table-cell office:value-type="float" office:value="7222" table:style-name="ce10">
            <text:p>7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70" table:style-name="ce52">
            <text:p>4,570</text:p>
          </table:table-cell>
          <table:table-cell office:value-type="float" office:value="14570" table:style-name="ce11">
            <text:p>14,570</text:p>
          </table:table-cell>
          <table:table-cell office:value-type="float" office:value="7619" table:style-name="ce11">
            <text:p>7,619</text:p>
          </table:table-cell>
          <table:table-cell office:value-type="float" office:value="6951" table:style-name="ce10">
            <text:p>6,95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11" table:style-name="ce53">
            <text:p>9,111</text:p>
          </table:table-cell>
          <table:table-cell office:value-type="float" office:value="28874" table:style-name="ce18">
            <text:p>28,874</text:p>
          </table:table-cell>
          <table:table-cell office:value-type="float" office:value="15031" table:style-name="ce18">
            <text:p>15,031</text:p>
          </table:table-cell>
          <table:table-cell office:value-type="float" office:value="13843" table:style-name="ce17">
            <text:p>13,843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751" table:style-name="ce71">
            <text:p>179,751</text:p>
          </table:table-cell>
          <table:table-cell office:value-type="float" office:value="483980" table:style-name="ce79">
            <text:p>483,980</text:p>
          </table:table-cell>
          <table:table-cell office:value-type="float" office:value="247207" table:style-name="ce79">
            <text:p>247,207</text:p>
          </table:table-cell>
          <table:table-cell office:value-type="float" office:value="236773" table:style-name="ce73">
            <text:p>236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673" table:style-name="ce52">
            <text:p>35,673</text:p>
          </table:table-cell>
          <table:table-cell office:value-type="float" office:value="98243" table:style-name="ce11">
            <text:p>98,243</text:p>
          </table:table-cell>
          <table:table-cell office:value-type="float" office:value="49035" table:style-name="ce11">
            <text:p>49,035</text:p>
          </table:table-cell>
          <table:table-cell office:value-type="float" office:value="49208" table:style-name="ce10">
            <text:p>49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66" table:style-name="ce52">
            <text:p>29,066</text:p>
          </table:table-cell>
          <table:table-cell office:value-type="float" office:value="77920" table:style-name="ce11">
            <text:p>77,920</text:p>
          </table:table-cell>
          <table:table-cell office:value-type="float" office:value="38621" table:style-name="ce11">
            <text:p>38,621</text:p>
          </table:table-cell>
          <table:table-cell office:value-type="float" office:value="39299" table:style-name="ce10">
            <text:p>39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330" table:style-name="ce52">
            <text:p>34,330</text:p>
          </table:table-cell>
          <table:table-cell office:value-type="float" office:value="96871" table:style-name="ce11">
            <text:p>96,871</text:p>
          </table:table-cell>
          <table:table-cell office:value-type="float" office:value="48731" table:style-name="ce11">
            <text:p>48,731</text:p>
          </table:table-cell>
          <table:table-cell office:value-type="float" office:value="48140" table:style-name="ce10">
            <text:p>48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83" table:style-name="ce52">
            <text:p>20,283</text:p>
          </table:table-cell>
          <table:table-cell office:value-type="float" office:value="52459" table:style-name="ce11">
            <text:p>52,459</text:p>
          </table:table-cell>
          <table:table-cell office:value-type="float" office:value="26772" table:style-name="ce11">
            <text:p>26,772</text:p>
          </table:table-cell>
          <table:table-cell office:value-type="float" office:value="25687" table:style-name="ce10">
            <text:p>25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6" table:style-name="ce52">
            <text:p>4,216</text:p>
          </table:table-cell>
          <table:table-cell office:value-type="float" office:value="10178" table:style-name="ce11">
            <text:p>10,178</text:p>
          </table:table-cell>
          <table:table-cell office:value-type="float" office:value="5334" table:style-name="ce11">
            <text:p>5,334</text:p>
          </table:table-cell>
          <table:table-cell office:value-type="float" office:value="4844" table:style-name="ce10">
            <text:p>4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8" table:style-name="ce52">
            <text:p>12,618</text:p>
          </table:table-cell>
          <table:table-cell office:value-type="float" office:value="36758" table:style-name="ce11">
            <text:p>36,758</text:p>
          </table:table-cell>
          <table:table-cell office:value-type="float" office:value="19387" table:style-name="ce11">
            <text:p>19,387</text:p>
          </table:table-cell>
          <table:table-cell office:value-type="float" office:value="17371" table:style-name="ce10">
            <text:p>17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26" table:style-name="ce52">
            <text:p>7,926</text:p>
          </table:table-cell>
          <table:table-cell office:value-type="float" office:value="16767" table:style-name="ce11">
            <text:p>16,767</text:p>
          </table:table-cell>
          <table:table-cell office:value-type="float" office:value="8955" table:style-name="ce11">
            <text:p>8,955</text:p>
          </table:table-cell>
          <table:table-cell office:value-type="float" office:value="7812" table:style-name="ce10">
            <text:p>7,8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67" table:style-name="ce52">
            <text:p>5,567</text:p>
          </table:table-cell>
          <table:table-cell office:value-type="float" office:value="14011" table:style-name="ce11">
            <text:p>14,011</text:p>
          </table:table-cell>
          <table:table-cell office:value-type="float" office:value="7676" table:style-name="ce11">
            <text:p>7,676</text:p>
          </table:table-cell>
          <table:table-cell office:value-type="float" office:value="6335" table:style-name="ce10">
            <text:p>6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11" table:style-name="ce52">
            <text:p>5,711</text:p>
          </table:table-cell>
          <table:table-cell office:value-type="float" office:value="15108" table:style-name="ce11">
            <text:p>15,108</text:p>
          </table:table-cell>
          <table:table-cell office:value-type="float" office:value="7981" table:style-name="ce11">
            <text:p>7,981</text:p>
          </table:table-cell>
          <table:table-cell office:value-type="float" office:value="7127" table:style-name="ce10">
            <text:p>7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29" table:style-name="ce52">
            <text:p>7,129</text:p>
          </table:table-cell>
          <table:table-cell office:value-type="float" office:value="17494" table:style-name="ce11">
            <text:p>17,494</text:p>
          </table:table-cell>
          <table:table-cell office:value-type="float" office:value="9447" table:style-name="ce11">
            <text:p>9,447</text:p>
          </table:table-cell>
          <table:table-cell office:value-type="float" office:value="8047" table:style-name="ce10">
            <text:p>8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60" table:style-name="ce52">
            <text:p>7,060</text:p>
          </table:table-cell>
          <table:table-cell office:value-type="float" office:value="16605" table:style-name="ce11">
            <text:p>16,605</text:p>
          </table:table-cell>
          <table:table-cell office:value-type="float" office:value="8727" table:style-name="ce11">
            <text:p>8,727</text:p>
          </table:table-cell>
          <table:table-cell office:value-type="float" office:value="7878" table:style-name="ce10">
            <text:p>7,8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306" table:style-name="ce52">
            <text:p>5,306</text:p>
          </table:table-cell>
          <table:table-cell office:value-type="float" office:value="15768" table:style-name="ce11">
            <text:p>15,768</text:p>
          </table:table-cell>
          <table:table-cell office:value-type="float" office:value="8425" table:style-name="ce11">
            <text:p>8,425</text:p>
          </table:table-cell>
          <table:table-cell office:value-type="float" office:value="7343" table:style-name="ce10">
            <text:p>7,3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6" table:style-name="ce53">
            <text:p>4,866</text:p>
          </table:table-cell>
          <table:table-cell office:value-type="float" office:value="15798" table:style-name="ce18">
            <text:p>15,798</text:p>
          </table:table-cell>
          <table:table-cell office:value-type="float" office:value="8116" table:style-name="ce18">
            <text:p>8,116</text:p>
          </table:table-cell>
          <table:table-cell office:value-type="float" office:value="7682" table:style-name="ce17">
            <text:p>7,68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683" table:style-name="ce71">
            <text:p>244,683</text:p>
          </table:table-cell>
          <table:table-cell office:value-type="float" office:value="668722" table:style-name="ce79">
            <text:p>668,722</text:p>
          </table:table-cell>
          <table:table-cell office:value-type="float" office:value="345573" table:style-name="ce79">
            <text:p>345,573</text:p>
          </table:table-cell>
          <table:table-cell office:value-type="float" office:value="323149" table:style-name="ce73">
            <text:p>323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829" table:style-name="ce52">
            <text:p>39,829</text:p>
          </table:table-cell>
          <table:table-cell office:value-type="float" office:value="107961" table:style-name="ce11">
            <text:p>107,961</text:p>
          </table:table-cell>
          <table:table-cell office:value-type="float" office:value="53468" table:style-name="ce11">
            <text:p>53,468</text:p>
          </table:table-cell>
          <table:table-cell office:value-type="float" office:value="54493" table:style-name="ce10">
            <text:p>54,4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219" table:style-name="ce52">
            <text:p>16,219</text:p>
          </table:table-cell>
          <table:table-cell office:value-type="float" office:value="43503" table:style-name="ce11">
            <text:p>43,503</text:p>
          </table:table-cell>
          <table:table-cell office:value-type="float" office:value="22052" table:style-name="ce11">
            <text:p>22,052</text:p>
          </table:table-cell>
          <table:table-cell office:value-type="float" office:value="21451" table:style-name="ce10">
            <text:p>21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196" table:style-name="ce52">
            <text:p>26,196</text:p>
          </table:table-cell>
          <table:table-cell office:value-type="float" office:value="70599" table:style-name="ce11">
            <text:p>70,599</text:p>
          </table:table-cell>
          <table:table-cell office:value-type="float" office:value="35597" table:style-name="ce11">
            <text:p>35,597</text:p>
          </table:table-cell>
          <table:table-cell office:value-type="float" office:value="35002" table:style-name="ce10">
            <text:p>35,0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41" table:style-name="ce52">
            <text:p>15,141</text:p>
          </table:table-cell>
          <table:table-cell office:value-type="float" office:value="44917" table:style-name="ce11">
            <text:p>44,917</text:p>
          </table:table-cell>
          <table:table-cell office:value-type="float" office:value="22589" table:style-name="ce11">
            <text:p>22,589</text:p>
          </table:table-cell>
          <table:table-cell office:value-type="float" office:value="22328" table:style-name="ce10">
            <text:p>22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4" table:style-name="ce52">
            <text:p>9,584</text:p>
          </table:table-cell>
          <table:table-cell office:value-type="float" office:value="27896" table:style-name="ce11">
            <text:p>27,896</text:p>
          </table:table-cell>
          <table:table-cell office:value-type="float" office:value="14574" table:style-name="ce11">
            <text:p>14,574</text:p>
          </table:table-cell>
          <table:table-cell office:value-type="float" office:value="13322" table:style-name="ce10">
            <text:p>13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57" table:style-name="ce52">
            <text:p>16,057</text:p>
          </table:table-cell>
          <table:table-cell office:value-type="float" office:value="38277" table:style-name="ce11">
            <text:p>38,277</text:p>
          </table:table-cell>
          <table:table-cell office:value-type="float" office:value="19774" table:style-name="ce11">
            <text:p>19,774</text:p>
          </table:table-cell>
          <table:table-cell office:value-type="float" office:value="18503" table:style-name="ce10">
            <text:p>18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09" table:style-name="ce52">
            <text:p>11,309</text:p>
          </table:table-cell>
          <table:table-cell office:value-type="float" office:value="30337" table:style-name="ce11">
            <text:p>30,337</text:p>
          </table:table-cell>
          <table:table-cell office:value-type="float" office:value="15959" table:style-name="ce11">
            <text:p>15,959</text:p>
          </table:table-cell>
          <table:table-cell office:value-type="float" office:value="14378" table:style-name="ce10">
            <text:p>14,3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91" table:style-name="ce52">
            <text:p>6,691</text:p>
          </table:table-cell>
          <table:table-cell office:value-type="float" office:value="18398" table:style-name="ce11">
            <text:p>18,398</text:p>
          </table:table-cell>
          <table:table-cell office:value-type="float" office:value="9752" table:style-name="ce11">
            <text:p>9,752</text:p>
          </table:table-cell>
          <table:table-cell office:value-type="float" office:value="8646" table:style-name="ce10">
            <text:p>8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54" table:style-name="ce52">
            <text:p>9,454</text:p>
          </table:table-cell>
          <table:table-cell office:value-type="float" office:value="27935" table:style-name="ce11">
            <text:p>27,935</text:p>
          </table:table-cell>
          <table:table-cell office:value-type="float" office:value="14577" table:style-name="ce11">
            <text:p>14,577</text:p>
          </table:table-cell>
          <table:table-cell office:value-type="float" office:value="13358" table:style-name="ce10">
            <text:p>13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35" table:style-name="ce52">
            <text:p>6,035</text:p>
          </table:table-cell>
          <table:table-cell office:value-type="float" office:value="17071" table:style-name="ce11">
            <text:p>17,071</text:p>
          </table:table-cell>
          <table:table-cell office:value-type="float" office:value="8913" table:style-name="ce11">
            <text:p>8,913</text:p>
          </table:table-cell>
          <table:table-cell office:value-type="float" office:value="8158" table:style-name="ce10">
            <text:p>8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55" table:style-name="ce52">
            <text:p>8,955</text:p>
          </table:table-cell>
          <table:table-cell office:value-type="float" office:value="25548" table:style-name="ce11">
            <text:p>25,548</text:p>
          </table:table-cell>
          <table:table-cell office:value-type="float" office:value="13659" table:style-name="ce11">
            <text:p>13,659</text:p>
          </table:table-cell>
          <table:table-cell office:value-type="float" office:value="11889" table:style-name="ce10">
            <text:p>11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49" table:style-name="ce52">
            <text:p>8,649</text:p>
          </table:table-cell>
          <table:table-cell office:value-type="float" office:value="23506" table:style-name="ce11">
            <text:p>23,506</text:p>
          </table:table-cell>
          <table:table-cell office:value-type="float" office:value="12391" table:style-name="ce11">
            <text:p>12,391</text:p>
          </table:table-cell>
          <table:table-cell office:value-type="float" office:value="11115" table:style-name="ce10">
            <text:p>11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339" table:style-name="ce52">
            <text:p>15,339</text:p>
          </table:table-cell>
          <table:table-cell office:value-type="float" office:value="48687" table:style-name="ce11">
            <text:p>48,687</text:p>
          </table:table-cell>
          <table:table-cell office:value-type="float" office:value="24150" table:style-name="ce11">
            <text:p>24,150</text:p>
          </table:table-cell>
          <table:table-cell office:value-type="float" office:value="24537" table:style-name="ce10">
            <text:p>24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39" table:style-name="ce52">
            <text:p>5,739</text:p>
          </table:table-cell>
          <table:table-cell office:value-type="float" office:value="13819" table:style-name="ce11">
            <text:p>13,819</text:p>
          </table:table-cell>
          <table:table-cell office:value-type="float" office:value="7649" table:style-name="ce11">
            <text:p>7,649</text:p>
          </table:table-cell>
          <table:table-cell office:value-type="float" office:value="6170" table:style-name="ce10">
            <text:p>6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5" table:style-name="ce52">
            <text:p>4,435</text:p>
          </table:table-cell>
          <table:table-cell office:value-type="float" office:value="12237" table:style-name="ce11">
            <text:p>12,237</text:p>
          </table:table-cell>
          <table:table-cell office:value-type="float" office:value="6564" table:style-name="ce11">
            <text:p>6,564</text:p>
          </table:table-cell>
          <table:table-cell office:value-type="float" office:value="5673" table:style-name="ce10">
            <text:p>5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84" table:style-name="ce52">
            <text:p>8,484</text:p>
          </table:table-cell>
          <table:table-cell office:value-type="float" office:value="22490" table:style-name="ce11">
            <text:p>22,490</text:p>
          </table:table-cell>
          <table:table-cell office:value-type="float" office:value="12035" table:style-name="ce11">
            <text:p>12,035</text:p>
          </table:table-cell>
          <table:table-cell office:value-type="float" office:value="10455" table:style-name="ce10">
            <text:p>10,4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87" table:style-name="ce52">
            <text:p>9,087</text:p>
          </table:table-cell>
          <table:table-cell office:value-type="float" office:value="24129" table:style-name="ce11">
            <text:p>24,129</text:p>
          </table:table-cell>
          <table:table-cell office:value-type="float" office:value="13210" table:style-name="ce11">
            <text:p>13,210</text:p>
          </table:table-cell>
          <table:table-cell office:value-type="float" office:value="10919" table:style-name="ce10">
            <text:p>10,9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97" table:style-name="ce52">
            <text:p>8,597</text:p>
          </table:table-cell>
          <table:table-cell office:value-type="float" office:value="21857" table:style-name="ce11">
            <text:p>21,857</text:p>
          </table:table-cell>
          <table:table-cell office:value-type="float" office:value="11931" table:style-name="ce11">
            <text:p>11,931</text:p>
          </table:table-cell>
          <table:table-cell office:value-type="float" office:value="9926" table:style-name="ce10">
            <text:p>9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20" table:style-name="ce52">
            <text:p>9,320</text:p>
          </table:table-cell>
          <table:table-cell office:value-type="float" office:value="25895" table:style-name="ce11">
            <text:p>25,895</text:p>
          </table:table-cell>
          <table:table-cell office:value-type="float" office:value="13793" table:style-name="ce11">
            <text:p>13,793</text:p>
          </table:table-cell>
          <table:table-cell office:value-type="float" office:value="12102" table:style-name="ce10">
            <text:p>12,10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63" table:style-name="ce53">
            <text:p>9,563</text:p>
          </table:table-cell>
          <table:table-cell office:value-type="float" office:value="23660" table:style-name="ce18">
            <text:p>23,660</text:p>
          </table:table-cell>
          <table:table-cell office:value-type="float" office:value="12936" table:style-name="ce18">
            <text:p>12,936</text:p>
          </table:table-cell>
          <table:table-cell office:value-type="float" office:value="10724" table:style-name="ce17">
            <text:p>10,72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062" table:style-name="ce71">
            <text:p>185,062</text:p>
          </table:table-cell>
          <table:table-cell office:value-type="float" office:value="492203" table:style-name="ce79">
            <text:p>492,203</text:p>
          </table:table-cell>
          <table:table-cell office:value-type="float" office:value="255310" table:style-name="ce79">
            <text:p>255,310</text:p>
          </table:table-cell>
          <table:table-cell office:value-type="float" office:value="236893" table:style-name="ce73">
            <text:p>236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863" table:style-name="ce52">
            <text:p>13,863</text:p>
          </table:table-cell>
          <table:table-cell office:value-type="float" office:value="38605" table:style-name="ce11">
            <text:p>38,605</text:p>
          </table:table-cell>
          <table:table-cell office:value-type="float" office:value="19607" table:style-name="ce11">
            <text:p>19,607</text:p>
          </table:table-cell>
          <table:table-cell office:value-type="float" office:value="18998" table:style-name="ce10">
            <text:p>18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20" table:style-name="ce52">
            <text:p>15,920</text:p>
          </table:table-cell>
          <table:table-cell office:value-type="float" office:value="41149" table:style-name="ce11">
            <text:p>41,149</text:p>
          </table:table-cell>
          <table:table-cell office:value-type="float" office:value="20742" table:style-name="ce11">
            <text:p>20,742</text:p>
          </table:table-cell>
          <table:table-cell office:value-type="float" office:value="20407" table:style-name="ce10">
            <text:p>20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52" table:style-name="ce52">
            <text:p>9,752</text:p>
          </table:table-cell>
          <table:table-cell office:value-type="float" office:value="25405" table:style-name="ce11">
            <text:p>25,405</text:p>
          </table:table-cell>
          <table:table-cell office:value-type="float" office:value="12922" table:style-name="ce11">
            <text:p>12,922</text:p>
          </table:table-cell>
          <table:table-cell office:value-type="float" office:value="12483" table:style-name="ce10">
            <text:p>12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503" table:style-name="ce52">
            <text:p>11,503</text:p>
          </table:table-cell>
          <table:table-cell office:value-type="float" office:value="30040" table:style-name="ce11">
            <text:p>30,040</text:p>
          </table:table-cell>
          <table:table-cell office:value-type="float" office:value="15266" table:style-name="ce11">
            <text:p>15,266</text:p>
          </table:table-cell>
          <table:table-cell office:value-type="float" office:value="14774" table:style-name="ce10">
            <text:p>14,7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945" table:style-name="ce52">
            <text:p>25,945</text:p>
          </table:table-cell>
          <table:table-cell office:value-type="float" office:value="70549" table:style-name="ce11">
            <text:p>70,549</text:p>
          </table:table-cell>
          <table:table-cell office:value-type="float" office:value="36004" table:style-name="ce11">
            <text:p>36,004</text:p>
          </table:table-cell>
          <table:table-cell office:value-type="float" office:value="34545" table:style-name="ce10">
            <text:p>34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66" table:style-name="ce52">
            <text:p>5,266</text:p>
          </table:table-cell>
          <table:table-cell office:value-type="float" office:value="13712" table:style-name="ce11">
            <text:p>13,712</text:p>
          </table:table-cell>
          <table:table-cell office:value-type="float" office:value="7332" table:style-name="ce11">
            <text:p>7,332</text:p>
          </table:table-cell>
          <table:table-cell office:value-type="float" office:value="6380" table:style-name="ce10">
            <text:p>6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64" table:style-name="ce52">
            <text:p>10,864</text:p>
          </table:table-cell>
          <table:table-cell office:value-type="float" office:value="30651" table:style-name="ce11">
            <text:p>30,651</text:p>
          </table:table-cell>
          <table:table-cell office:value-type="float" office:value="16200" table:style-name="ce11">
            <text:p>16,200</text:p>
          </table:table-cell>
          <table:table-cell office:value-type="float" office:value="14451" table:style-name="ce10">
            <text:p>14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11" table:style-name="ce52">
            <text:p>8,711</text:p>
          </table:table-cell>
          <table:table-cell office:value-type="float" office:value="21718" table:style-name="ce11">
            <text:p>21,718</text:p>
          </table:table-cell>
          <table:table-cell office:value-type="float" office:value="11553" table:style-name="ce11">
            <text:p>11,553</text:p>
          </table:table-cell>
          <table:table-cell office:value-type="float" office:value="10165" table:style-name="ce10">
            <text:p>10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54" table:style-name="ce52">
            <text:p>9,054</text:p>
          </table:table-cell>
          <table:table-cell office:value-type="float" office:value="23423" table:style-name="ce11">
            <text:p>23,423</text:p>
          </table:table-cell>
          <table:table-cell office:value-type="float" office:value="12407" table:style-name="ce11">
            <text:p>12,407</text:p>
          </table:table-cell>
          <table:table-cell office:value-type="float" office:value="11016" table:style-name="ce10">
            <text:p>11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80" table:style-name="ce52">
            <text:p>7,180</text:p>
          </table:table-cell>
          <table:table-cell office:value-type="float" office:value="17175" table:style-name="ce11">
            <text:p>17,175</text:p>
          </table:table-cell>
          <table:table-cell office:value-type="float" office:value="8957" table:style-name="ce11">
            <text:p>8,957</text:p>
          </table:table-cell>
          <table:table-cell office:value-type="float" office:value="8218" table:style-name="ce10">
            <text:p>8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20" table:style-name="ce52">
            <text:p>5,720</text:p>
          </table:table-cell>
          <table:table-cell office:value-type="float" office:value="14595" table:style-name="ce11">
            <text:p>14,595</text:p>
          </table:table-cell>
          <table:table-cell office:value-type="float" office:value="7846" table:style-name="ce11">
            <text:p>7,846</text:p>
          </table:table-cell>
          <table:table-cell office:value-type="float" office:value="6749" table:style-name="ce10">
            <text:p>6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616" table:style-name="ce52">
            <text:p>18,616</text:p>
          </table:table-cell>
          <table:table-cell office:value-type="float" office:value="48377" table:style-name="ce11">
            <text:p>48,377</text:p>
          </table:table-cell>
          <table:table-cell office:value-type="float" office:value="24995" table:style-name="ce11">
            <text:p>24,995</text:p>
          </table:table-cell>
          <table:table-cell office:value-type="float" office:value="23382" table:style-name="ce10">
            <text:p>23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80" table:style-name="ce52">
            <text:p>16,180</text:p>
          </table:table-cell>
          <table:table-cell office:value-type="float" office:value="43502" table:style-name="ce11">
            <text:p>43,502</text:p>
          </table:table-cell>
          <table:table-cell office:value-type="float" office:value="22579" table:style-name="ce11">
            <text:p>22,579</text:p>
          </table:table-cell>
          <table:table-cell office:value-type="float" office:value="20923" table:style-name="ce10">
            <text:p>20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4" table:style-name="ce52">
            <text:p>11,704</text:p>
          </table:table-cell>
          <table:table-cell office:value-type="float" office:value="34103" table:style-name="ce11">
            <text:p>34,103</text:p>
          </table:table-cell>
          <table:table-cell office:value-type="float" office:value="18168" table:style-name="ce11">
            <text:p>18,168</text:p>
          </table:table-cell>
          <table:table-cell office:value-type="float" office:value="15935" table:style-name="ce10">
            <text:p>15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36" table:style-name="ce52">
            <text:p>6,736</text:p>
          </table:table-cell>
          <table:table-cell office:value-type="float" office:value="18273" table:style-name="ce11">
            <text:p>18,273</text:p>
          </table:table-cell>
          <table:table-cell office:value-type="float" office:value="9704" table:style-name="ce11">
            <text:p>9,704</text:p>
          </table:table-cell>
          <table:table-cell office:value-type="float" office:value="8569" table:style-name="ce10">
            <text:p>8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36" table:style-name="ce52">
            <text:p>4,236</text:p>
          </table:table-cell>
          <table:table-cell office:value-type="float" office:value="10994" table:style-name="ce11">
            <text:p>10,994</text:p>
          </table:table-cell>
          <table:table-cell office:value-type="float" office:value="5902" table:style-name="ce11">
            <text:p>5,902</text:p>
          </table:table-cell>
          <table:table-cell office:value-type="float" office:value="5092" table:style-name="ce10">
            <text:p>5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3" table:style-name="ce52">
            <text:p>1,933</text:p>
          </table:table-cell>
          <table:table-cell office:value-type="float" office:value="4520" table:style-name="ce11">
            <text:p>4,520</text:p>
          </table:table-cell>
          <table:table-cell office:value-type="float" office:value="2300" table:style-name="ce11">
            <text:p>2,300</text:p>
          </table:table-cell>
          <table:table-cell office:value-type="float" office:value="2220" table:style-name="ce10">
            <text:p>2,22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9" table:style-name="ce53">
            <text:p>1,879</text:p>
          </table:table-cell>
          <table:table-cell office:value-type="float" office:value="5412" table:style-name="ce18">
            <text:p>5,412</text:p>
          </table:table-cell>
          <table:table-cell office:value-type="float" office:value="2826" table:style-name="ce18">
            <text:p>2,826</text:p>
          </table:table-cell>
          <table:table-cell office:value-type="float" office:value="2586" table:style-name="ce17">
            <text:p>2,58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434" table:style-name="ce71">
            <text:p>293,434</text:p>
          </table:table-cell>
          <table:table-cell office:value-type="float" office:value="803023" table:style-name="ce79">
            <text:p>803,023</text:p>
          </table:table-cell>
          <table:table-cell office:value-type="float" office:value="408725" table:style-name="ce79">
            <text:p>408,725</text:p>
          </table:table-cell>
          <table:table-cell office:value-type="float" office:value="394298" table:style-name="ce73">
            <text:p>394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389" table:style-name="ce52">
            <text:p>75,389</text:p>
          </table:table-cell>
          <table:table-cell office:value-type="float" office:value="195220" table:style-name="ce11">
            <text:p>195,220</text:p>
          </table:table-cell>
          <table:table-cell office:value-type="float" office:value="96042" table:style-name="ce11">
            <text:p>96,042</text:p>
          </table:table-cell>
          <table:table-cell office:value-type="float" office:value="99178" table:style-name="ce10">
            <text:p>99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414" table:style-name="ce52">
            <text:p>20,414</text:p>
          </table:table-cell>
          <table:table-cell office:value-type="float" office:value="53528" table:style-name="ce11">
            <text:p>53,528</text:p>
          </table:table-cell>
          <table:table-cell office:value-type="float" office:value="26547" table:style-name="ce11">
            <text:p>26,547</text:p>
          </table:table-cell>
          <table:table-cell office:value-type="float" office:value="26981" table:style-name="ce10">
            <text:p>26,9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306" table:style-name="ce52">
            <text:p>17,306</text:p>
          </table:table-cell>
          <table:table-cell office:value-type="float" office:value="46246" table:style-name="ce11">
            <text:p>46,246</text:p>
          </table:table-cell>
          <table:table-cell office:value-type="float" office:value="23309" table:style-name="ce11">
            <text:p>23,309</text:p>
          </table:table-cell>
          <table:table-cell office:value-type="float" office:value="22937" table:style-name="ce10">
            <text:p>22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44" table:style-name="ce52">
            <text:p>11,944</text:p>
          </table:table-cell>
          <table:table-cell office:value-type="float" office:value="30049" table:style-name="ce11">
            <text:p>30,049</text:p>
          </table:table-cell>
          <table:table-cell office:value-type="float" office:value="15361" table:style-name="ce11">
            <text:p>15,361</text:p>
          </table:table-cell>
          <table:table-cell office:value-type="float" office:value="14688" table:style-name="ce10">
            <text:p>14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710" table:style-name="ce52">
            <text:p>15,710</text:p>
          </table:table-cell>
          <table:table-cell office:value-type="float" office:value="49613" table:style-name="ce11">
            <text:p>49,613</text:p>
          </table:table-cell>
          <table:table-cell office:value-type="float" office:value="25711" table:style-name="ce11">
            <text:p>25,711</text:p>
          </table:table-cell>
          <table:table-cell office:value-type="float" office:value="23902" table:style-name="ce10">
            <text:p>23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526" table:style-name="ce52">
            <text:p>10,526</text:p>
          </table:table-cell>
          <table:table-cell office:value-type="float" office:value="29277" table:style-name="ce11">
            <text:p>29,277</text:p>
          </table:table-cell>
          <table:table-cell office:value-type="float" office:value="15148" table:style-name="ce11">
            <text:p>15,148</text:p>
          </table:table-cell>
          <table:table-cell office:value-type="float" office:value="14129" table:style-name="ce10">
            <text:p>14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24" table:style-name="ce52">
            <text:p>3,924</text:p>
          </table:table-cell>
          <table:table-cell office:value-type="float" office:value="10615" table:style-name="ce11">
            <text:p>10,615</text:p>
          </table:table-cell>
          <table:table-cell office:value-type="float" office:value="5485" table:style-name="ce11">
            <text:p>5,485</text:p>
          </table:table-cell>
          <table:table-cell office:value-type="float" office:value="5130" table:style-name="ce10">
            <text:p>5,1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59" table:style-name="ce52">
            <text:p>7,359</text:p>
          </table:table-cell>
          <table:table-cell office:value-type="float" office:value="21670" table:style-name="ce11">
            <text:p>21,670</text:p>
          </table:table-cell>
          <table:table-cell office:value-type="float" office:value="11101" table:style-name="ce11">
            <text:p>11,101</text:p>
          </table:table-cell>
          <table:table-cell office:value-type="float" office:value="10569" table:style-name="ce10">
            <text:p>10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21" table:style-name="ce52">
            <text:p>8,421</text:p>
          </table:table-cell>
          <table:table-cell office:value-type="float" office:value="25743" table:style-name="ce11">
            <text:p>25,743</text:p>
          </table:table-cell>
          <table:table-cell office:value-type="float" office:value="13080" table:style-name="ce11">
            <text:p>13,080</text:p>
          </table:table-cell>
          <table:table-cell office:value-type="float" office:value="12663" table:style-name="ce10">
            <text:p>12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84" table:style-name="ce52">
            <text:p>7,984</text:p>
          </table:table-cell>
          <table:table-cell office:value-type="float" office:value="24497" table:style-name="ce11">
            <text:p>24,497</text:p>
          </table:table-cell>
          <table:table-cell office:value-type="float" office:value="12698" table:style-name="ce11">
            <text:p>12,698</text:p>
          </table:table-cell>
          <table:table-cell office:value-type="float" office:value="11799" table:style-name="ce10">
            <text:p>11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54" table:style-name="ce52">
            <text:p>9,154</text:p>
          </table:table-cell>
          <table:table-cell office:value-type="float" office:value="23388" table:style-name="ce11">
            <text:p>23,388</text:p>
          </table:table-cell>
          <table:table-cell office:value-type="float" office:value="12410" table:style-name="ce11">
            <text:p>12,410</text:p>
          </table:table-cell>
          <table:table-cell office:value-type="float" office:value="10978" table:style-name="ce10">
            <text:p>10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23" table:style-name="ce52">
            <text:p>6,623</text:p>
          </table:table-cell>
          <table:table-cell office:value-type="float" office:value="19837" table:style-name="ce11">
            <text:p>19,837</text:p>
          </table:table-cell>
          <table:table-cell office:value-type="float" office:value="10330" table:style-name="ce11">
            <text:p>10,330</text:p>
          </table:table-cell>
          <table:table-cell office:value-type="float" office:value="9507" table:style-name="ce10">
            <text:p>9,5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230" table:style-name="ce52">
            <text:p>19,230</text:p>
          </table:table-cell>
          <table:table-cell office:value-type="float" office:value="52491" table:style-name="ce11">
            <text:p>52,491</text:p>
          </table:table-cell>
          <table:table-cell office:value-type="float" office:value="26977" table:style-name="ce11">
            <text:p>26,977</text:p>
          </table:table-cell>
          <table:table-cell office:value-type="float" office:value="25514" table:style-name="ce10">
            <text:p>25,5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83" table:style-name="ce52">
            <text:p>5,683</text:p>
          </table:table-cell>
          <table:table-cell office:value-type="float" office:value="16261" table:style-name="ce11">
            <text:p>16,261</text:p>
          </table:table-cell>
          <table:table-cell office:value-type="float" office:value="8628" table:style-name="ce11">
            <text:p>8,628</text:p>
          </table:table-cell>
          <table:table-cell office:value-type="float" office:value="7633" table:style-name="ce10">
            <text:p>7,6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4" table:style-name="ce52">
            <text:p>3,434</text:p>
          </table:table-cell>
          <table:table-cell office:value-type="float" office:value="9479" table:style-name="ce11">
            <text:p>9,479</text:p>
          </table:table-cell>
          <table:table-cell office:value-type="float" office:value="5034" table:style-name="ce11">
            <text:p>5,034</text:p>
          </table:table-cell>
          <table:table-cell office:value-type="float" office:value="4445" table:style-name="ce10">
            <text:p>4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75" table:style-name="ce52">
            <text:p>8,675</text:p>
          </table:table-cell>
          <table:table-cell office:value-type="float" office:value="23184" table:style-name="ce11">
            <text:p>23,184</text:p>
          </table:table-cell>
          <table:table-cell office:value-type="float" office:value="12085" table:style-name="ce11">
            <text:p>12,085</text:p>
          </table:table-cell>
          <table:table-cell office:value-type="float" office:value="11099" table:style-name="ce10">
            <text:p>11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21" table:style-name="ce52">
            <text:p>11,921</text:p>
          </table:table-cell>
          <table:table-cell office:value-type="float" office:value="33396" table:style-name="ce11">
            <text:p>33,396</text:p>
          </table:table-cell>
          <table:table-cell office:value-type="float" office:value="17310" table:style-name="ce11">
            <text:p>17,310</text:p>
          </table:table-cell>
          <table:table-cell office:value-type="float" office:value="16086" table:style-name="ce10">
            <text:p>16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74" table:style-name="ce52">
            <text:p>4,574</text:p>
          </table:table-cell>
          <table:table-cell office:value-type="float" office:value="15248" table:style-name="ce11">
            <text:p>15,248</text:p>
          </table:table-cell>
          <table:table-cell office:value-type="float" office:value="7686" table:style-name="ce11">
            <text:p>7,686</text:p>
          </table:table-cell>
          <table:table-cell office:value-type="float" office:value="7562" table:style-name="ce10">
            <text:p>7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49" table:style-name="ce52">
            <text:p>6,649</text:p>
          </table:table-cell>
          <table:table-cell office:value-type="float" office:value="16976" table:style-name="ce11">
            <text:p>16,976</text:p>
          </table:table-cell>
          <table:table-cell office:value-type="float" office:value="8646" table:style-name="ce11">
            <text:p>8,646</text:p>
          </table:table-cell>
          <table:table-cell office:value-type="float" office:value="8330" table:style-name="ce10">
            <text:p>8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98" table:style-name="ce52">
            <text:p>3,798</text:p>
          </table:table-cell>
          <table:table-cell office:value-type="float" office:value="10115" table:style-name="ce11">
            <text:p>10,115</text:p>
          </table:table-cell>
          <table:table-cell office:value-type="float" office:value="5175" table:style-name="ce11">
            <text:p>5,175</text:p>
          </table:table-cell>
          <table:table-cell office:value-type="float" office:value="4940" table:style-name="ce10">
            <text:p>4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3" table:style-name="ce52">
            <text:p>6,983</text:p>
          </table:table-cell>
          <table:table-cell office:value-type="float" office:value="18262" table:style-name="ce11">
            <text:p>18,262</text:p>
          </table:table-cell>
          <table:table-cell office:value-type="float" office:value="9433" table:style-name="ce11">
            <text:p>9,433</text:p>
          </table:table-cell>
          <table:table-cell office:value-type="float" office:value="8829" table:style-name="ce10">
            <text:p>8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750" table:style-name="ce52">
            <text:p>4,750</text:p>
          </table:table-cell>
          <table:table-cell office:value-type="float" office:value="12108" table:style-name="ce11">
            <text:p>12,108</text:p>
          </table:table-cell>
          <table:table-cell office:value-type="float" office:value="6600" table:style-name="ce11">
            <text:p>6,600</text:p>
          </table:table-cell>
          <table:table-cell office:value-type="float" office:value="5508" table:style-name="ce10">
            <text:p>5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25" table:style-name="ce52">
            <text:p>3,525</text:p>
          </table:table-cell>
          <table:table-cell office:value-type="float" office:value="8192" table:style-name="ce11">
            <text:p>8,192</text:p>
          </table:table-cell>
          <table:table-cell office:value-type="float" office:value="4370" table:style-name="ce11">
            <text:p>4,370</text:p>
          </table:table-cell>
          <table:table-cell office:value-type="float" office:value="3822" table:style-name="ce10">
            <text:p>3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6" table:style-name="ce52">
            <text:p>3,016</text:p>
          </table:table-cell>
          <table:table-cell office:value-type="float" office:value="7370" table:style-name="ce11">
            <text:p>7,370</text:p>
          </table:table-cell>
          <table:table-cell office:value-type="float" office:value="3994" table:style-name="ce11">
            <text:p>3,994</text:p>
          </table:table-cell>
          <table:table-cell office:value-type="float" office:value="3376" table:style-name="ce10">
            <text:p>3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7" table:style-name="ce52">
            <text:p>2,037</text:p>
          </table:table-cell>
          <table:table-cell office:value-type="float" office:value="5139" table:style-name="ce11">
            <text:p>5,139</text:p>
          </table:table-cell>
          <table:table-cell office:value-type="float" office:value="2695" table:style-name="ce11">
            <text:p>2,695</text:p>
          </table:table-cell>
          <table:table-cell office:value-type="float" office:value="2444" table:style-name="ce10">
            <text:p>2,4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90" table:style-name="ce52">
            <text:p>2,390</text:p>
          </table:table-cell>
          <table:table-cell office:value-type="float" office:value="7721" table:style-name="ce11">
            <text:p>7,721</text:p>
          </table:table-cell>
          <table:table-cell office:value-type="float" office:value="3882" table:style-name="ce11">
            <text:p>3,882</text:p>
          </table:table-cell>
          <table:table-cell office:value-type="float" office:value="3839" table:style-name="ce10">
            <text:p>3,8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92" table:style-name="ce52">
            <text:p>1,092</text:p>
          </table:table-cell>
          <table:table-cell office:value-type="float" office:value="3274" table:style-name="ce11">
            <text:p>3,274</text:p>
          </table:table-cell>
          <table:table-cell office:value-type="float" office:value="1677" table:style-name="ce11">
            <text:p>1,677</text:p>
          </table:table-cell>
          <table:table-cell office:value-type="float" office:value="1597" table:style-name="ce10">
            <text:p>1,5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104" table:style-name="ce52">
            <text:p>2,104</text:p>
          </table:table-cell>
          <table:table-cell office:value-type="float" office:value="6722" table:style-name="ce11">
            <text:p>6,722</text:p>
          </table:table-cell>
          <table:table-cell office:value-type="float" office:value="3394" table:style-name="ce11">
            <text:p>3,394</text:p>
          </table:table-cell>
          <table:table-cell office:value-type="float" office:value="3328" table:style-name="ce10">
            <text:p>3,3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28" table:style-name="ce52">
            <text:p>1,428</text:p>
          </table:table-cell>
          <table:table-cell office:value-type="float" office:value="5353" table:style-name="ce11">
            <text:p>5,353</text:p>
          </table:table-cell>
          <table:table-cell office:value-type="float" office:value="2780" table:style-name="ce11">
            <text:p>2,780</text:p>
          </table:table-cell>
          <table:table-cell office:value-type="float" office:value="2573" table:style-name="ce10">
            <text:p>2,5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76" table:style-name="ce52">
            <text:p>2,276</text:p>
          </table:table-cell>
          <table:table-cell office:value-type="float" office:value="7405" table:style-name="ce11">
            <text:p>7,405</text:p>
          </table:table-cell>
          <table:table-cell office:value-type="float" office:value="3718" table:style-name="ce11">
            <text:p>3,718</text:p>
          </table:table-cell>
          <table:table-cell office:value-type="float" office:value="3687" table:style-name="ce10">
            <text:p>3,6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53" table:style-name="ce52">
            <text:p>1,453</text:p>
          </table:table-cell>
          <table:table-cell office:value-type="float" office:value="4918" table:style-name="ce11">
            <text:p>4,918</text:p>
          </table:table-cell>
          <table:table-cell office:value-type="float" office:value="2489" table:style-name="ce11">
            <text:p>2,489</text:p>
          </table:table-cell>
          <table:table-cell office:value-type="float" office:value="2429" table:style-name="ce10">
            <text:p>2,4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27" table:style-name="ce52">
            <text:p>1,627</text:p>
          </table:table-cell>
          <table:table-cell office:value-type="float" office:value="4882" table:style-name="ce11">
            <text:p>4,882</text:p>
          </table:table-cell>
          <table:table-cell office:value-type="float" office:value="2511" table:style-name="ce11">
            <text:p>2,511</text:p>
          </table:table-cell>
          <table:table-cell office:value-type="float" office:value="2371" table:style-name="ce10">
            <text:p>2,37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35" table:style-name="ce53">
            <text:p>2,035</text:p>
          </table:table-cell>
          <table:table-cell office:value-type="float" office:value="4844" table:style-name="ce18">
            <text:p>4,844</text:p>
          </table:table-cell>
          <table:table-cell office:value-type="float" office:value="2419" table:style-name="ce18">
            <text:p>2,419</text:p>
          </table:table-cell>
          <table:table-cell office:value-type="float" office:value="2425" table:style-name="ce17">
            <text:p>2,425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024" table:style-name="ce71">
            <text:p>84,024</text:p>
          </table:table-cell>
          <table:table-cell office:value-type="float" office:value="213172" table:style-name="ce79">
            <text:p>213,172</text:p>
          </table:table-cell>
          <table:table-cell office:value-type="float" office:value="109329" table:style-name="ce79">
            <text:p>109,329</text:p>
          </table:table-cell>
          <table:table-cell office:value-type="float" office:value="103843" table:style-name="ce73">
            <text:p>103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602" table:style-name="ce52">
            <text:p>40,602</text:p>
          </table:table-cell>
          <table:table-cell office:value-type="float" office:value="103771" table:style-name="ce11">
            <text:p>103,771</text:p>
          </table:table-cell>
          <table:table-cell office:value-type="float" office:value="51634" table:style-name="ce11">
            <text:p>51,634</text:p>
          </table:table-cell>
          <table:table-cell office:value-type="float" office:value="52137" table:style-name="ce10">
            <text:p>52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51" table:style-name="ce52">
            <text:p>5,351</text:p>
          </table:table-cell>
          <table:table-cell office:value-type="float" office:value="13310" table:style-name="ce11">
            <text:p>13,310</text:p>
          </table:table-cell>
          <table:table-cell office:value-type="float" office:value="6994" table:style-name="ce11">
            <text:p>6,994</text:p>
          </table:table-cell>
          <table:table-cell office:value-type="float" office:value="6316" table:style-name="ce10">
            <text:p>6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0" table:style-name="ce52">
            <text:p>3,180</text:p>
          </table:table-cell>
          <table:table-cell office:value-type="float" office:value="8252" table:style-name="ce11">
            <text:p>8,252</text:p>
          </table:table-cell>
          <table:table-cell office:value-type="float" office:value="4251" table:style-name="ce11">
            <text:p>4,251</text:p>
          </table:table-cell>
          <table:table-cell office:value-type="float" office:value="4001" table:style-name="ce10">
            <text:p>4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69" table:style-name="ce52">
            <text:p>6,869</text:p>
          </table:table-cell>
          <table:table-cell office:value-type="float" office:value="16835" table:style-name="ce11">
            <text:p>16,835</text:p>
          </table:table-cell>
          <table:table-cell office:value-type="float" office:value="8830" table:style-name="ce11">
            <text:p>8,830</text:p>
          </table:table-cell>
          <table:table-cell office:value-type="float" office:value="8005" table:style-name="ce10">
            <text:p>8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75" table:style-name="ce52">
            <text:p>2,475</text:p>
          </table:table-cell>
          <table:table-cell office:value-type="float" office:value="5628" table:style-name="ce11">
            <text:p>5,628</text:p>
          </table:table-cell>
          <table:table-cell office:value-type="float" office:value="2927" table:style-name="ce11">
            <text:p>2,927</text:p>
          </table:table-cell>
          <table:table-cell office:value-type="float" office:value="2701" table:style-name="ce10">
            <text:p>2,7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20" table:style-name="ce52">
            <text:p>4,820</text:p>
          </table:table-cell>
          <table:table-cell office:value-type="float" office:value="10809" table:style-name="ce11">
            <text:p>10,809</text:p>
          </table:table-cell>
          <table:table-cell office:value-type="float" office:value="5726" table:style-name="ce11">
            <text:p>5,726</text:p>
          </table:table-cell>
          <table:table-cell office:value-type="float" office:value="5083" table:style-name="ce10">
            <text:p>5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693" table:style-name="ce52">
            <text:p>3,693</text:p>
          </table:table-cell>
          <table:table-cell office:value-type="float" office:value="8090" table:style-name="ce11">
            <text:p>8,090</text:p>
          </table:table-cell>
          <table:table-cell office:value-type="float" office:value="4441" table:style-name="ce11">
            <text:p>4,441</text:p>
          </table:table-cell>
          <table:table-cell office:value-type="float" office:value="3649" table:style-name="ce10">
            <text:p>3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88" table:style-name="ce52">
            <text:p>2,888</text:p>
          </table:table-cell>
          <table:table-cell office:value-type="float" office:value="6777" table:style-name="ce11">
            <text:p>6,777</text:p>
          </table:table-cell>
          <table:table-cell office:value-type="float" office:value="3814" table:style-name="ce11">
            <text:p>3,814</text:p>
          </table:table-cell>
          <table:table-cell office:value-type="float" office:value="2963" table:style-name="ce10">
            <text:p>2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9" table:style-name="ce52">
            <text:p>3,019</text:p>
          </table:table-cell>
          <table:table-cell office:value-type="float" office:value="7442" table:style-name="ce11">
            <text:p>7,442</text:p>
          </table:table-cell>
          <table:table-cell office:value-type="float" office:value="3924" table:style-name="ce11">
            <text:p>3,924</text:p>
          </table:table-cell>
          <table:table-cell office:value-type="float" office:value="3518" table:style-name="ce10">
            <text:p>3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61" table:style-name="ce52">
            <text:p>3,161</text:p>
          </table:table-cell>
          <table:table-cell office:value-type="float" office:value="7989" table:style-name="ce11">
            <text:p>7,989</text:p>
          </table:table-cell>
          <table:table-cell office:value-type="float" office:value="4113" table:style-name="ce11">
            <text:p>4,113</text:p>
          </table:table-cell>
          <table:table-cell office:value-type="float" office:value="3876" table:style-name="ce10">
            <text:p>3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03" table:style-name="ce52">
            <text:p>1,203</text:p>
          </table:table-cell>
          <table:table-cell office:value-type="float" office:value="4132" table:style-name="ce11">
            <text:p>4,132</text:p>
          </table:table-cell>
          <table:table-cell office:value-type="float" office:value="2216" table:style-name="ce11">
            <text:p>2,216</text:p>
          </table:table-cell>
          <table:table-cell office:value-type="float" office:value="1916" table:style-name="ce10">
            <text:p>1,9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2" table:style-name="ce52">
            <text:p>1,082</text:p>
          </table:table-cell>
          <table:table-cell office:value-type="float" office:value="3593" table:style-name="ce11">
            <text:p>3,593</text:p>
          </table:table-cell>
          <table:table-cell office:value-type="float" office:value="1902" table:style-name="ce11">
            <text:p>1,902</text:p>
          </table:table-cell>
          <table:table-cell office:value-type="float" office:value="1691" table:style-name="ce10">
            <text:p>1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2" table:style-name="ce52">
            <text:p>1,092</text:p>
          </table:table-cell>
          <table:table-cell office:value-type="float" office:value="4181" table:style-name="ce11">
            <text:p>4,181</text:p>
          </table:table-cell>
          <table:table-cell office:value-type="float" office:value="2212" table:style-name="ce11">
            <text:p>2,212</text:p>
          </table:table-cell>
          <table:table-cell office:value-type="float" office:value="1969" table:style-name="ce10">
            <text:p>1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40" table:style-name="ce52">
            <text:p>1,440</text:p>
          </table:table-cell>
          <table:table-cell office:value-type="float" office:value="3445" table:style-name="ce11">
            <text:p>3,445</text:p>
          </table:table-cell>
          <table:table-cell office:value-type="float" office:value="1870" table:style-name="ce11">
            <text:p>1,870</text:p>
          </table:table-cell>
          <table:table-cell office:value-type="float" office:value="1575" table:style-name="ce10">
            <text:p>1,5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97" table:style-name="ce52">
            <text:p>1,197</text:p>
          </table:table-cell>
          <table:table-cell office:value-type="float" office:value="3688" table:style-name="ce11">
            <text:p>3,688</text:p>
          </table:table-cell>
          <table:table-cell office:value-type="float" office:value="1860" table:style-name="ce11">
            <text:p>1,860</text:p>
          </table:table-cell>
          <table:table-cell office:value-type="float" office:value="1828" table:style-name="ce10">
            <text:p>1,8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2" table:style-name="ce53">
            <text:p>1,952</text:p>
          </table:table-cell>
          <table:table-cell office:value-type="float" office:value="5230" table:style-name="ce18">
            <text:p>5,230</text:p>
          </table:table-cell>
          <table:table-cell office:value-type="float" office:value="2615" table:style-name="ce18">
            <text:p>2,615</text:p>
          </table:table-cell>
          <table:table-cell office:value-type="float" office:value="2615" table:style-name="ce17">
            <text:p>2,615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8002" table:style-name="ce71">
            <text:p>128,002</text:p>
          </table:table-cell>
          <table:table-cell office:value-type="float" office:value="320854" table:style-name="ce79">
            <text:p>320,854</text:p>
          </table:table-cell>
          <table:table-cell office:value-type="float" office:value="162118" table:style-name="ce79">
            <text:p>162,118</text:p>
          </table:table-cell>
          <table:table-cell office:value-type="float" office:value="158736" table:style-name="ce73">
            <text:p>158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93" table:style-name="ce52">
            <text:p>41,693</text:p>
          </table:table-cell>
          <table:table-cell office:value-type="float" office:value="100693" table:style-name="ce11">
            <text:p>100,693</text:p>
          </table:table-cell>
          <table:table-cell office:value-type="float" office:value="48402" table:style-name="ce11">
            <text:p>48,402</text:p>
          </table:table-cell>
          <table:table-cell office:value-type="float" office:value="52291" table:style-name="ce10">
            <text:p>52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76" table:style-name="ce52">
            <text:p>4,376</text:p>
          </table:table-cell>
          <table:table-cell office:value-type="float" office:value="10666" table:style-name="ce11">
            <text:p>10,666</text:p>
          </table:table-cell>
          <table:table-cell office:value-type="float" office:value="5510" table:style-name="ce11">
            <text:p>5,510</text:p>
          </table:table-cell>
          <table:table-cell office:value-type="float" office:value="5156" table:style-name="ce10">
            <text:p>5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84" table:style-name="ce52">
            <text:p>8,884</text:p>
          </table:table-cell>
          <table:table-cell office:value-type="float" office:value="22811" table:style-name="ce11">
            <text:p>22,811</text:p>
          </table:table-cell>
          <table:table-cell office:value-type="float" office:value="12043" table:style-name="ce11">
            <text:p>12,043</text:p>
          </table:table-cell>
          <table:table-cell office:value-type="float" office:value="10768" table:style-name="ce10">
            <text:p>10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217" table:style-name="ce52">
            <text:p>8,217</text:p>
          </table:table-cell>
          <table:table-cell office:value-type="float" office:value="20274" table:style-name="ce11">
            <text:p>20,274</text:p>
          </table:table-cell>
          <table:table-cell office:value-type="float" office:value="10308" table:style-name="ce11">
            <text:p>10,308</text:p>
          </table:table-cell>
          <table:table-cell office:value-type="float" office:value="9966" table:style-name="ce10">
            <text:p>9,9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46" table:style-name="ce52">
            <text:p>33,046</text:p>
          </table:table-cell>
          <table:table-cell office:value-type="float" office:value="83051" table:style-name="ce11">
            <text:p>83,051</text:p>
          </table:table-cell>
          <table:table-cell office:value-type="float" office:value="41520" table:style-name="ce11">
            <text:p>41,520</text:p>
          </table:table-cell>
          <table:table-cell office:value-type="float" office:value="41531" table:style-name="ce10">
            <text:p>41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86" table:style-name="ce52">
            <text:p>7,386</text:p>
          </table:table-cell>
          <table:table-cell office:value-type="float" office:value="17295" table:style-name="ce11">
            <text:p>17,295</text:p>
          </table:table-cell>
          <table:table-cell office:value-type="float" office:value="9173" table:style-name="ce11">
            <text:p>9,173</text:p>
          </table:table-cell>
          <table:table-cell office:value-type="float" office:value="8122" table:style-name="ce10">
            <text:p>8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62" table:style-name="ce52">
            <text:p>4,962</text:p>
          </table:table-cell>
          <table:table-cell office:value-type="float" office:value="12126" table:style-name="ce11">
            <text:p>12,126</text:p>
          </table:table-cell>
          <table:table-cell office:value-type="float" office:value="6437" table:style-name="ce11">
            <text:p>6,437</text:p>
          </table:table-cell>
          <table:table-cell office:value-type="float" office:value="5689" table:style-name="ce10">
            <text:p>5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4" table:style-name="ce52">
            <text:p>1,684</text:p>
          </table:table-cell>
          <table:table-cell office:value-type="float" office:value="4319" table:style-name="ce11">
            <text:p>4,319</text:p>
          </table:table-cell>
          <table:table-cell office:value-type="float" office:value="2425" table:style-name="ce11">
            <text:p>2,425</text:p>
          </table:table-cell>
          <table:table-cell office:value-type="float" office:value="1894" table:style-name="ce10">
            <text:p>1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3" table:style-name="ce52">
            <text:p>4,793</text:p>
          </table:table-cell>
          <table:table-cell office:value-type="float" office:value="11076" table:style-name="ce11">
            <text:p>11,076</text:p>
          </table:table-cell>
          <table:table-cell office:value-type="float" office:value="5925" table:style-name="ce11">
            <text:p>5,925</text:p>
          </table:table-cell>
          <table:table-cell office:value-type="float" office:value="5151" table:style-name="ce10">
            <text:p>5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8" table:style-name="ce52">
            <text:p>4,058</text:p>
          </table:table-cell>
          <table:table-cell office:value-type="float" office:value="9771" table:style-name="ce11">
            <text:p>9,771</text:p>
          </table:table-cell>
          <table:table-cell office:value-type="float" office:value="5304" table:style-name="ce11">
            <text:p>5,304</text:p>
          </table:table-cell>
          <table:table-cell office:value-type="float" office:value="4467" table:style-name="ce10">
            <text:p>4,4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059" table:style-name="ce52">
            <text:p>5,059</text:p>
          </table:table-cell>
          <table:table-cell office:value-type="float" office:value="16649" table:style-name="ce11">
            <text:p>16,649</text:p>
          </table:table-cell>
          <table:table-cell office:value-type="float" office:value="8559" table:style-name="ce11">
            <text:p>8,559</text:p>
          </table:table-cell>
          <table:table-cell office:value-type="float" office:value="8090" table:style-name="ce10">
            <text:p>8,0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2" table:style-name="ce52">
            <text:p>2,122</text:p>
          </table:table-cell>
          <table:table-cell office:value-type="float" office:value="6151" table:style-name="ce11">
            <text:p>6,151</text:p>
          </table:table-cell>
          <table:table-cell office:value-type="float" office:value="3240" table:style-name="ce11">
            <text:p>3,240</text:p>
          </table:table-cell>
          <table:table-cell office:value-type="float" office:value="2911" table:style-name="ce10">
            <text:p>2,91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22" table:style-name="ce53">
            <text:p>1,722</text:p>
          </table:table-cell>
          <table:table-cell office:value-type="float" office:value="5972" table:style-name="ce18">
            <text:p>5,972</text:p>
          </table:table-cell>
          <table:table-cell office:value-type="float" office:value="3272" table:style-name="ce18">
            <text:p>3,272</text:p>
          </table:table-cell>
          <table:table-cell office:value-type="float" office:value="2700" table:style-name="ce17">
            <text:p>2,70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371" table:style-name="ce71">
            <text:p>42,371</text:p>
          </table:table-cell>
          <table:table-cell office:value-type="float" office:value="106225" table:style-name="ce79">
            <text:p>106,225</text:p>
          </table:table-cell>
          <table:table-cell office:value-type="float" office:value="54621" table:style-name="ce79">
            <text:p>54,621</text:p>
          </table:table-cell>
          <table:table-cell office:value-type="float" office:value="51604" table:style-name="ce73">
            <text:p>51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895" table:style-name="ce52">
            <text:p>25,895</text:p>
          </table:table-cell>
          <table:table-cell office:value-type="float" office:value="63185" table:style-name="ce11">
            <text:p>63,185</text:p>
          </table:table-cell>
          <table:table-cell office:value-type="float" office:value="32136" table:style-name="ce11">
            <text:p>32,136</text:p>
          </table:table-cell>
          <table:table-cell office:value-type="float" office:value="31049" table:style-name="ce10">
            <text:p>31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31" table:style-name="ce52">
            <text:p>6,231</text:p>
          </table:table-cell>
          <table:table-cell office:value-type="float" office:value="15466" table:style-name="ce11">
            <text:p>15,466</text:p>
          </table:table-cell>
          <table:table-cell office:value-type="float" office:value="8158" table:style-name="ce11">
            <text:p>8,158</text:p>
          </table:table-cell>
          <table:table-cell office:value-type="float" office:value="7308" table:style-name="ce10">
            <text:p>7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20" table:style-name="ce52">
            <text:p>3,620</text:p>
          </table:table-cell>
          <table:table-cell office:value-type="float" office:value="9960" table:style-name="ce11">
            <text:p>9,960</text:p>
          </table:table-cell>
          <table:table-cell office:value-type="float" office:value="5135" table:style-name="ce11">
            <text:p>5,135</text:p>
          </table:table-cell>
          <table:table-cell office:value-type="float" office:value="4825" table:style-name="ce10">
            <text:p>4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96" table:style-name="ce52">
            <text:p>3,096</text:p>
          </table:table-cell>
          <table:table-cell office:value-type="float" office:value="8335" table:style-name="ce11">
            <text:p>8,335</text:p>
          </table:table-cell>
          <table:table-cell office:value-type="float" office:value="4292" table:style-name="ce11">
            <text:p>4,292</text:p>
          </table:table-cell>
          <table:table-cell office:value-type="float" office:value="4043" table:style-name="ce10">
            <text:p>4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54" table:style-name="ce52">
            <text:p>2,054</text:p>
          </table:table-cell>
          <table:table-cell office:value-type="float" office:value="5428" table:style-name="ce11">
            <text:p>5,428</text:p>
          </table:table-cell>
          <table:table-cell office:value-type="float" office:value="2929" table:style-name="ce11">
            <text:p>2,929</text:p>
          </table:table-cell>
          <table:table-cell office:value-type="float" office:value="2499" table:style-name="ce10">
            <text:p>2,49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75" table:style-name="ce53">
            <text:p>1,475</text:p>
          </table:table-cell>
          <table:table-cell office:value-type="float" office:value="3851" table:style-name="ce18">
            <text:p>3,851</text:p>
          </table:table-cell>
          <table:table-cell office:value-type="float" office:value="1971" table:style-name="ce18">
            <text:p>1,971</text:p>
          </table:table-cell>
          <table:table-cell office:value-type="float" office:value="1880" table:style-name="ce17">
            <text:p>1,88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2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954" table:style-name="ce71">
            <text:p>155,954</text:p>
          </table:table-cell>
          <table:table-cell office:value-type="float" office:value="363091" table:style-name="ce79">
            <text:p>363,091</text:p>
          </table:table-cell>
          <table:table-cell office:value-type="float" office:value="181074" table:style-name="ce79">
            <text:p>181,074</text:p>
          </table:table-cell>
          <table:table-cell office:value-type="float" office:value="182017" table:style-name="ce73">
            <text:p>182,01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94" table:style-name="ce52">
            <text:p>22,894</text:p>
          </table:table-cell>
          <table:table-cell office:value-type="float" office:value="50570" table:style-name="ce11">
            <text:p>50,570</text:p>
          </table:table-cell>
          <table:table-cell office:value-type="float" office:value="25699" table:style-name="ce11">
            <text:p>25,699</text:p>
          </table:table-cell>
          <table:table-cell office:value-type="float" office:value="24871" table:style-name="ce10">
            <text:p>24,87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994" table:style-name="ce52">
            <text:p>21,994</text:p>
          </table:table-cell>
          <table:table-cell office:value-type="float" office:value="53139" table:style-name="ce11">
            <text:p>53,139</text:p>
          </table:table-cell>
          <table:table-cell office:value-type="float" office:value="26560" table:style-name="ce11">
            <text:p>26,560</text:p>
          </table:table-cell>
          <table:table-cell office:value-type="float" office:value="26579" table:style-name="ce10">
            <text:p>26,57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53" table:style-name="ce52">
            <text:p>16,253</text:p>
          </table:table-cell>
          <table:table-cell office:value-type="float" office:value="38338" table:style-name="ce11">
            <text:p>38,338</text:p>
          </table:table-cell>
          <table:table-cell office:value-type="float" office:value="19135" table:style-name="ce11">
            <text:p>19,135</text:p>
          </table:table-cell>
          <table:table-cell office:value-type="float" office:value="19203" table:style-name="ce10">
            <text:p>19,20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832" table:style-name="ce52">
            <text:p>18,832</text:p>
          </table:table-cell>
          <table:table-cell office:value-type="float" office:value="41664" table:style-name="ce11">
            <text:p>41,664</text:p>
          </table:table-cell>
          <table:table-cell office:value-type="float" office:value="20493" table:style-name="ce11">
            <text:p>20,493</text:p>
          </table:table-cell>
          <table:table-cell office:value-type="float" office:value="21171" table:style-name="ce10">
            <text:p>21,17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184" table:style-name="ce52">
            <text:p>19,184</text:p>
          </table:table-cell>
          <table:table-cell office:value-type="float" office:value="45635" table:style-name="ce11">
            <text:p>45,635</text:p>
          </table:table-cell>
          <table:table-cell office:value-type="float" office:value="23137" table:style-name="ce11">
            <text:p>23,137</text:p>
          </table:table-cell>
          <table:table-cell office:value-type="float" office:value="22498" table:style-name="ce10">
            <text:p>22,49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01" table:style-name="ce52">
            <text:p>34,001</text:p>
          </table:table-cell>
          <table:table-cell office:value-type="float" office:value="80796" table:style-name="ce11">
            <text:p>80,796</text:p>
          </table:table-cell>
          <table:table-cell office:value-type="float" office:value="40037" table:style-name="ce11">
            <text:p>40,037</text:p>
          </table:table-cell>
          <table:table-cell office:value-type="float" office:value="40759" table:style-name="ce10">
            <text:p>40,75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796" table:style-name="ce53">
            <text:p>22,796</text:p>
          </table:table-cell>
          <table:table-cell office:value-type="float" office:value="52949" table:style-name="ce18">
            <text:p>52,949</text:p>
          </table:table-cell>
          <table:table-cell office:value-type="float" office:value="26013" table:style-name="ce18">
            <text:p>26,013</text:p>
          </table:table-cell>
          <table:table-cell office:value-type="float" office:value="26936" table:style-name="ce17">
            <text:p>26,936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124" table:style-name="ce71">
            <text:p>174,124</text:p>
          </table:table-cell>
          <table:table-cell office:value-type="float" office:value="452055" table:style-name="ce79">
            <text:p>452,055</text:p>
          </table:table-cell>
          <table:table-cell office:value-type="float" office:value="223361" table:style-name="ce79">
            <text:p>223,361</text:p>
          </table:table-cell>
          <table:table-cell office:value-type="float" office:value="228694" table:style-name="ce73">
            <text:p>228,6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486" table:style-name="ce52">
            <text:p>85,486</text:p>
          </table:table-cell>
          <table:table-cell office:value-type="float" office:value="221479" table:style-name="ce11">
            <text:p>221,479</text:p>
          </table:table-cell>
          <table:table-cell office:value-type="float" office:value="109276" table:style-name="ce11">
            <text:p>109,276</text:p>
          </table:table-cell>
          <table:table-cell office:value-type="float" office:value="112203" table:style-name="ce10">
            <text:p>112,2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825" table:style-name="ce52">
            <text:p>59,825</text:p>
          </table:table-cell>
          <table:table-cell office:value-type="float" office:value="152016" table:style-name="ce11">
            <text:p>152,016</text:p>
          </table:table-cell>
          <table:table-cell office:value-type="float" office:value="74164" table:style-name="ce11">
            <text:p>74,164</text:p>
          </table:table-cell>
          <table:table-cell office:value-type="float" office:value="77852" table:style-name="ce10">
            <text:p>77,85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813" table:style-name="ce53">
            <text:p>28,813</text:p>
          </table:table-cell>
          <table:table-cell office:value-type="float" office:value="78560" table:style-name="ce18">
            <text:p>78,560</text:p>
          </table:table-cell>
          <table:table-cell office:value-type="float" office:value="39921" table:style-name="ce18">
            <text:p>39,921</text:p>
          </table:table-cell>
          <table:table-cell office:value-type="float" office:value="38639" table:style-name="ce17">
            <text:p>38,639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806" table:style-name="ce71">
            <text:p>101,806</text:p>
          </table:table-cell>
          <table:table-cell office:value-type="float" office:value="264344" table:style-name="ce79">
            <text:p>264,344</text:p>
          </table:table-cell>
          <table:table-cell office:value-type="float" office:value="127563" table:style-name="ce79">
            <text:p>127,563</text:p>
          </table:table-cell>
          <table:table-cell office:value-type="float" office:value="136781" table:style-name="ce73">
            <text:p>136,7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50" table:style-name="ce52">
            <text:p>46,150</text:p>
          </table:table-cell>
          <table:table-cell office:value-type="float" office:value="118757" table:style-name="ce11">
            <text:p>118,757</text:p>
          </table:table-cell>
          <table:table-cell office:value-type="float" office:value="56755" table:style-name="ce11">
            <text:p>56,755</text:p>
          </table:table-cell>
          <table:table-cell office:value-type="float" office:value="62002" table:style-name="ce10">
            <text:p>62,00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656" table:style-name="ce53">
            <text:p>55,656</text:p>
          </table:table-cell>
          <table:table-cell office:value-type="float" office:value="145587" table:style-name="ce18">
            <text:p>145,587</text:p>
          </table:table-cell>
          <table:table-cell office:value-type="float" office:value="70808" table:style-name="ce18">
            <text:p>70,808</text:p>
          </table:table-cell>
          <table:table-cell office:value-type="float" office:value="74779" table:style-name="ce17">
            <text:p>74,77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19" table:style-name="ce71">
            <text:p>42,619</text:p>
          </table:table-cell>
          <table:table-cell office:value-type="float" office:value="141181" table:style-name="ce79">
            <text:p>141,181</text:p>
          </table:table-cell>
          <table:table-cell office:value-type="float" office:value="70267" table:style-name="ce79">
            <text:p>70,267</text:p>
          </table:table-cell>
          <table:table-cell office:value-type="float" office:value="70914" table:style-name="ce73">
            <text:p>70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62" table:style-name="ce52">
            <text:p>13,262</text:p>
          </table:table-cell>
          <table:table-cell office:value-type="float" office:value="42641" table:style-name="ce11">
            <text:p>42,641</text:p>
          </table:table-cell>
          <table:table-cell office:value-type="float" office:value="21201" table:style-name="ce11">
            <text:p>21,201</text:p>
          </table:table-cell>
          <table:table-cell office:value-type="float" office:value="21440" table:style-name="ce10">
            <text:p>21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574" table:style-name="ce52">
            <text:p>9,574</text:p>
          </table:table-cell>
          <table:table-cell office:value-type="float" office:value="30596" table:style-name="ce11">
            <text:p>30,596</text:p>
          </table:table-cell>
          <table:table-cell office:value-type="float" office:value="15291" table:style-name="ce11">
            <text:p>15,291</text:p>
          </table:table-cell>
          <table:table-cell office:value-type="float" office:value="15305" table:style-name="ce10">
            <text:p>15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35" table:style-name="ce52">
            <text:p>6,535</text:p>
          </table:table-cell>
          <table:table-cell office:value-type="float" office:value="20709" table:style-name="ce11">
            <text:p>20,709</text:p>
          </table:table-cell>
          <table:table-cell office:value-type="float" office:value="10152" table:style-name="ce11">
            <text:p>10,152</text:p>
          </table:table-cell>
          <table:table-cell office:value-type="float" office:value="10557" table:style-name="ce10">
            <text:p>10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849" table:style-name="ce52">
            <text:p>9,849</text:p>
          </table:table-cell>
          <table:table-cell office:value-type="float" office:value="33871" table:style-name="ce11">
            <text:p>33,871</text:p>
          </table:table-cell>
          <table:table-cell office:value-type="float" office:value="16956" table:style-name="ce11">
            <text:p>16,956</text:p>
          </table:table-cell>
          <table:table-cell office:value-type="float" office:value="16915" table:style-name="ce10">
            <text:p>16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67" table:style-name="ce52">
            <text:p>3,267</text:p>
          </table:table-cell>
          <table:table-cell office:value-type="float" office:value="12692" table:style-name="ce11">
            <text:p>12,692</text:p>
          </table:table-cell>
          <table:table-cell office:value-type="float" office:value="6322" table:style-name="ce11">
            <text:p>6,322</text:p>
          </table:table-cell>
          <table:table-cell office:value-type="float" office:value="6370" table:style-name="ce10">
            <text:p>6,37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72" table:style-name="ce18">
            <text:p>672</text:p>
          </table:table-cell>
          <table:table-cell office:value-type="float" office:value="345" table:style-name="ce18">
            <text:p>345</text:p>
          </table:table-cell>
          <table:table-cell office:value-type="float" office:value="327" table:style-name="ce17">
            <text:p>32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58" table:style-name="ce71">
            <text:p>3,558</text:p>
          </table:table-cell>
          <table:table-cell office:value-type="float" office:value="13662" table:style-name="ce79">
            <text:p>13,662</text:p>
          </table:table-cell>
          <table:table-cell office:value-type="float" office:value="7929" table:style-name="ce79">
            <text:p>7,929</text:p>
          </table:table-cell>
          <table:table-cell office:value-type="float" office:value="5733" table:style-name="ce73">
            <text:p>5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12" table:style-name="ce52">
            <text:p>2,012</text:p>
          </table:table-cell>
          <table:table-cell office:value-type="float" office:value="7653" table:style-name="ce11">
            <text:p>7,653</text:p>
          </table:table-cell>
          <table:table-cell office:value-type="float" office:value="4312" table:style-name="ce11">
            <text:p>4,312</text:p>
          </table:table-cell>
          <table:table-cell office:value-type="float" office:value="3341" table:style-name="ce10">
            <text:p>3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59" table:style-name="ce52">
            <text:p>859</text:p>
          </table:table-cell>
          <table:table-cell office:value-type="float" office:value="3017" table:style-name="ce11">
            <text:p>3,017</text:p>
          </table:table-cell>
          <table:table-cell office:value-type="float" office:value="1749" table:style-name="ce11">
            <text:p>1,749</text:p>
          </table:table-cell>
          <table:table-cell office:value-type="float" office:value="1268" table:style-name="ce10">
            <text:p>1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29" table:style-name="ce52">
            <text:p>329</text:p>
          </table:table-cell>
          <table:table-cell office:value-type="float" office:value="1488" table:style-name="ce11">
            <text:p>1,488</text:p>
          </table:table-cell>
          <table:table-cell office:value-type="float" office:value="940" table:style-name="ce11">
            <text:p>940</text:p>
          </table:table-cell>
          <table:table-cell office:value-type="float" office:value="548" table:style-name="ce10">
            <text:p>54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8" table:style-name="ce53">
            <text:p>358</text:p>
          </table:table-cell>
          <table:table-cell office:value-type="float" office:value="1504" table:style-name="ce18">
            <text:p>1,504</text:p>
          </table:table-cell>
          <table:table-cell office:value-type="float" office:value="928" table:style-name="ce18">
            <text:p>928</text:p>
          </table:table-cell>
          <table:table-cell office:value-type="float" office:value="576" table:style-name="ce17">
            <text:p>57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user</meta:initial-creator>
    <dc:creator>盧怡婷</dc:creator>
    <meta:creation-date>1998-03-06T04:37:15Z</meta:creation-date>
    <dc:date>2022-03-02T07:11:02Z</dc:date>
    <meta:print-date>2020-06-02T06:30:47Z</meta:print-date>
  </office:meta>
</office:document-meta>
</file>